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3.99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41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f00"/>
    </style:style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ta_extref" style:family="table">
      <style:table-properties table:display="false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6.2. SARIMAX_prod_results_9_00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<text:span text:style-name="T1">ETS </text:span>RMSE F vs B</text:p>
          </table:table-cell>
          <table:table-cell office:value-type="string" calcext:value-type="string">
            <text:p>SARIMAX RMSE F vs B</text:p>
          </table:table-cell>
          <table:table-cell office:value-type="string" calcext:value-type="string">
            <text:p><text:span text:style-name="T1">XGBoost </text:span>RMSE F vs B</text:p>
          </table:table-cell>
          <table:table-cell office:value-type="string" calcext:value-type="string">
            <text:p>LSTM multistep F vs B</text:p>
          </table:table-cell>
          <table:table-cell table:style-name="ce3" office:value-type="string" calcext:value-type="string">
            <text:p>LSTM multistep F vs B numero 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agnant</text:p>
          </table:table-cell>
          <table:table-cell office:value-type="string" calcext:value-type="string">
            <text:p>Conservé</text:p>
          </table:table-cell>
          <table:table-cell office:value-type="string" calcext:value-type="string">
            <text:p>New Min</text:p>
          </table:table-cell>
          <table:table-cell/>
          <table:table-cell table:style-name="ce3" office:value-type="string" calcext:value-type="string">
            <text:p><text:span text:style-name="T1">ETS </text:span>RMSE F vs B</text:p>
          </table:table-cell>
          <table:table-cell table:style-name="ce3" table:formula="of:=COUNTIF([.H$1:.H$1048576];[.L1])" office:value-type="float" office:value="41" calcext:value-type="float">
            <text:p>41,00</text:p>
          </table:table-cell>
          <table:table-cell table:style-name="ce3" table:formula="of:=COUNTIF([.J$1:.J$1048576];[.L1])" office:value-type="float" office:value="20" calcext:value-type="float">
            <text:p>20,00</text:p>
          </table:table-cell>
          <table:table-cell table:style-name="ce3" table:number-columns-repeated="2"/>
        </table:table-row>
        <table:table-row table:style-name="ro2">
          <table:table-cell table:style-name="ce2" office:value-type="time" office:time-value="PT01H00M00S" calcext:value-type="time">
            <text:p>01:00:00</text:p>
          </table:table-cell>
          <table:table-cell office:value-type="float" office:value="0" calcext:value-type="float">
            <text:p>0,00</text:p>
          </table:table-cell>
          <table:table-cell office:value-type="float" office:value="0.3945247761636" calcext:value-type="float">
            <text:p>0,39</text:p>
          </table:table-cell>
          <table:table-cell office:value-type="float" office:value="0.831258773803711" calcext:value-type="float">
            <text:p>0,83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2:.E2])" office:value-type="float" office:value="0" calcext:value-type="float">
            <text:p>0</text:p>
          </table:table-cell>
          <table:table-cell table:formula="of:=IF([.G2]=[.B2];[.$B$1];IF([.G2]=[.C2];[.$C$1];IF([.G2]=[.D2];[.$D$1];IF([.G2]=[.E2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2]=1;[.H2];&quot;&quot;)">
            <text:p/>
          </table:table-cell>
          <table:table-cell/>
          <table:table-cell table:style-name="ce3" office:value-type="string" calcext:value-type="string">
            <text:p>SARIMAX RMSE F vs B</text:p>
          </table:table-cell>
          <table:table-cell table:style-name="ce3" table:formula="of:=COUNTIF([.H$1:.H$1048576];[.L2])" office:value-type="float" office:value="6" calcext:value-type="float">
            <text:p>6,00</text:p>
          </table:table-cell>
          <table:table-cell table:formula="of:=COUNTIF([.J$1:.J$1048576];[.L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time" office:time-value="PT01H15M00S" calcext:value-type="time">
            <text:p>01:15:00</text:p>
          </table:table-cell>
          <table:table-cell office:value-type="float" office:value="0" calcext:value-type="float">
            <text:p>0,00</text:p>
          </table:table-cell>
          <table:table-cell office:value-type="float" office:value="0.3187927045945" calcext:value-type="float">
            <text:p>0,32</text:p>
          </table:table-cell>
          <table:table-cell office:value-type="float" office:value="0.377992630004883" calcext:value-type="float">
            <text:p>0,38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3:.E3])" office:value-type="float" office:value="0" calcext:value-type="float">
            <text:p>0</text:p>
          </table:table-cell>
          <table:table-cell table:formula="of:=IF([.G3]=[.B3];[.$B$1];IF([.G3]=[.C3];[.$C$1];IF([.G3]=[.D3];[.$D$1];IF([.G3]=[.E3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3]=1;[.H3];&quot;&quot;)">
            <text:p/>
          </table:table-cell>
          <table:table-cell/>
          <table:table-cell table:style-name="ce3" office:value-type="string" calcext:value-type="string">
            <text:p><text:span text:style-name="T1">XGBoost </text:span>RMSE F vs B</text:p>
          </table:table-cell>
          <table:table-cell table:style-name="ce3" table:formula="of:=COUNTIF([.H$1:.H$1048576];[.L3])" office:value-type="float" office:value="21" calcext:value-type="float">
            <text:p>21,00</text:p>
          </table:table-cell>
          <table:table-cell table:formula="of:=COUNTIF([.J$1:.J$1048576];[.L3])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style-name="ce2" office:value-type="time" office:time-value="PT01H30M00S" calcext:value-type="time">
            <text:p>01:30:00</text:p>
          </table:table-cell>
          <table:table-cell office:value-type="float" office:value="0" calcext:value-type="float">
            <text:p>0,00</text:p>
          </table:table-cell>
          <table:table-cell office:value-type="float" office:value="0.042397160636" calcext:value-type="float">
            <text:p>0,04</text:p>
          </table:table-cell>
          <table:table-cell office:value-type="float" office:value="0.474020004272461" calcext:value-type="float">
            <text:p>0,47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4:.E4])" office:value-type="float" office:value="0" calcext:value-type="float">
            <text:p>0</text:p>
          </table:table-cell>
          <table:table-cell table:formula="of:=IF([.G4]=[.B4];[.$B$1];IF([.G4]=[.C4];[.$C$1];IF([.G4]=[.D4];[.$D$1];IF([.G4]=[.E4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4]=1;[.H4];&quot;&quot;)">
            <text:p/>
          </table:table-cell>
          <table:table-cell/>
          <table:table-cell table:style-name="ce3" office:value-type="string" calcext:value-type="string">
            <text:p>LSTM multistep F vs B</text:p>
          </table:table-cell>
          <table:table-cell table:style-name="ce3" table:formula="of:=COUNTIF([.H$1:.H$1048576];[.L4])" office:value-type="float" office:value="22" calcext:value-type="float">
            <text:p>22,00</text:p>
          </table:table-cell>
          <table:table-cell table:formula="of:=COUNTIF([.J$1:.J$1048576];[.L4])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2" office:value-type="time" office:time-value="PT01H45M00S" calcext:value-type="time">
            <text:p>01:45:00</text:p>
          </table:table-cell>
          <table:table-cell office:value-type="float" office:value="0" calcext:value-type="float">
            <text:p>0,00</text:p>
          </table:table-cell>
          <table:table-cell office:value-type="float" office:value="0.1152675132143" calcext:value-type="float">
            <text:p>0,12</text:p>
          </table:table-cell>
          <table:table-cell office:value-type="float" office:value="0.230569839477539" calcext:value-type="float">
            <text:p>0,23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5:.E5])" office:value-type="float" office:value="0" calcext:value-type="float">
            <text:p>0</text:p>
          </table:table-cell>
          <table:table-cell table:formula="of:=IF([.G5]=[.B5];[.$B$1];IF([.G5]=[.C5];[.$C$1];IF([.G5]=[.D5];[.$D$1];IF([.G5]=[.E5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5]=1;[.H5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2H00M00S" calcext:value-type="time">
            <text:p>02:00:00</text:p>
          </table:table-cell>
          <table:table-cell office:value-type="float" office:value="0" calcext:value-type="float">
            <text:p>0,00</text:p>
          </table:table-cell>
          <table:table-cell office:value-type="float" office:value="0.1152675132144" calcext:value-type="float">
            <text:p>0,12</text:p>
          </table:table-cell>
          <table:table-cell office:value-type="float" office:value="0.194499969482422" calcext:value-type="float">
            <text:p>0,19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6:.E6])" office:value-type="float" office:value="0" calcext:value-type="float">
            <text:p>0</text:p>
          </table:table-cell>
          <table:table-cell table:formula="of:=IF([.G6]=[.B6];[.$B$1];IF([.G6]=[.C6];[.$C$1];IF([.G6]=[.D6];[.$D$1];IF([.G6]=[.E6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6]=1;[.H6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2H15M00S" calcext:value-type="time">
            <text:p>02:15:00</text:p>
          </table:table-cell>
          <table:table-cell office:value-type="float" office:value="0.118354638949486" calcext:value-type="float">
            <text:p>0,12</text:p>
          </table:table-cell>
          <table:table-cell office:value-type="float" office:value="0.2723614118928" calcext:value-type="float">
            <text:p>0,27</text:p>
          </table:table-cell>
          <table:table-cell office:value-type="float" office:value="0.287698745727539" calcext:value-type="float">
            <text:p>0,29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7:.E7])" office:value-type="float" office:value="0.118354638949486" calcext:value-type="float">
            <text:p>0,118354638949486</text:p>
          </table:table-cell>
          <table:table-cell table:formula="of:=IF([.G7]=[.B7];[.$B$1];IF([.G7]=[.C7];[.$C$1];IF([.G7]=[.D7];[.$D$1];IF([.G7]=[.E7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7]=1;[.H7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2H30M00S" calcext:value-type="time">
            <text:p>02:30:00</text:p>
          </table:table-cell>
          <table:table-cell office:value-type="float" office:value="0" calcext:value-type="float">
            <text:p>0,00</text:p>
          </table:table-cell>
          <table:table-cell office:value-type="float" office:value="0.2655630747466" calcext:value-type="float">
            <text:p>0,27</text:p>
          </table:table-cell>
          <table:table-cell office:value-type="float" office:value="0.296043911944558" calcext:value-type="float">
            <text:p>0,30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8:.E8])" office:value-type="float" office:value="0" calcext:value-type="float">
            <text:p>0</text:p>
          </table:table-cell>
          <table:table-cell table:formula="of:=IF([.G8]=[.B8];[.$B$1];IF([.G8]=[.C8];[.$C$1];IF([.G8]=[.D8];[.$D$1];IF([.G8]=[.E8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8]=1;[.H8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2H45M00S" calcext:value-type="time">
            <text:p>02:45:00</text:p>
          </table:table-cell>
          <table:table-cell office:value-type="float" office:value="0" calcext:value-type="float">
            <text:p>0,00</text:p>
          </table:table-cell>
          <table:table-cell office:value-type="float" office:value="0.051803588592" calcext:value-type="float">
            <text:p>0,05</text:p>
          </table:table-cell>
          <table:table-cell office:value-type="float" office:value="0.217016220092773" calcext:value-type="float">
            <text:p>0,22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9:.E9])" office:value-type="float" office:value="0" calcext:value-type="float">
            <text:p>0</text:p>
          </table:table-cell>
          <table:table-cell table:formula="of:=IF([.G9]=[.B9];[.$B$1];IF([.G9]=[.C9];[.$C$1];IF([.G9]=[.D9];[.$D$1];IF([.G9]=[.E9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9]=1;[.H9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3H00M00S" calcext:value-type="time">
            <text:p>03:00:00</text:p>
          </table:table-cell>
          <table:table-cell office:value-type="float" office:value="0" calcext:value-type="float">
            <text:p>0,00</text:p>
          </table:table-cell>
          <table:table-cell office:value-type="float" office:value="0.0385916465844" calcext:value-type="float">
            <text:p>0,04</text:p>
          </table:table-cell>
          <table:table-cell office:value-type="float" office:value="0.412599563598633" calcext:value-type="float">
            <text:p>0,41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0:.E10])" office:value-type="float" office:value="0" calcext:value-type="float">
            <text:p>0</text:p>
          </table:table-cell>
          <table:table-cell table:formula="of:=IF([.G10]=[.B10];[.$B$1];IF([.G10]=[.C10];[.$C$1];IF([.G10]=[.D10];[.$D$1];IF([.G10]=[.E10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0]=1;[.H10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3H15M00S" calcext:value-type="time">
            <text:p>03:15:00</text:p>
          </table:table-cell>
          <table:table-cell office:value-type="float" office:value="0" calcext:value-type="float">
            <text:p>0,00</text:p>
          </table:table-cell>
          <table:table-cell office:value-type="float" office:value="0.2364686250464" calcext:value-type="float">
            <text:p>0,24</text:p>
          </table:table-cell>
          <table:table-cell office:value-type="float" office:value="0.256813049316406" calcext:value-type="float">
            <text:p>0,26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1:.E11])" office:value-type="float" office:value="0" calcext:value-type="float">
            <text:p>0</text:p>
          </table:table-cell>
          <table:table-cell table:formula="of:=IF([.G11]=[.B11];[.$B$1];IF([.G11]=[.C11];[.$C$1];IF([.G11]=[.D11];[.$D$1];IF([.G11]=[.E11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1]=1;[.H11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3H30M00S" calcext:value-type="time">
            <text:p>03:30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330913543701172" calcext:value-type="float">
            <text:p>0,33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2:.E12])" office:value-type="float" office:value="0" calcext:value-type="float">
            <text:p>0</text:p>
          </table:table-cell>
          <table:table-cell table:formula="of:=IF([.G12]=[.B12];[.$B$1];IF([.G12]=[.C12];[.$C$1];IF([.G12]=[.D12];[.$D$1];IF([.G12]=[.E12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2]=1;[.H12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3H45M00S" calcext:value-type="time">
            <text:p>03:45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343660354614258" calcext:value-type="float">
            <text:p>0,34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3:.E13])" office:value-type="float" office:value="0" calcext:value-type="float">
            <text:p>0</text:p>
          </table:table-cell>
          <table:table-cell table:formula="of:=IF([.G13]=[.B13];[.$B$1];IF([.G13]=[.C13];[.$C$1];IF([.G13]=[.D13];[.$D$1];IF([.G13]=[.E13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3]=1;[.H13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4H00M00S" calcext:value-type="time">
            <text:p>04:00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427135467529297" calcext:value-type="float">
            <text:p>0,43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4:.E14])" office:value-type="float" office:value="0" calcext:value-type="float">
            <text:p>0</text:p>
          </table:table-cell>
          <table:table-cell table:formula="of:=IF([.G14]=[.B14];[.$B$1];IF([.G14]=[.C14];[.$C$1];IF([.G14]=[.D14];[.$D$1];IF([.G14]=[.E14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4]=1;[.H14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4H15M00S" calcext:value-type="time">
            <text:p>04:15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262462615966797" calcext:value-type="float">
            <text:p>0,26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5:.E15])" office:value-type="float" office:value="0" calcext:value-type="float">
            <text:p>0</text:p>
          </table:table-cell>
          <table:table-cell table:formula="of:=IF([.G15]=[.B15];[.$B$1];IF([.G15]=[.C15];[.$C$1];IF([.G15]=[.D15];[.$D$1];IF([.G15]=[.E15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5]=1;[.H15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4H30M00S" calcext:value-type="time">
            <text:p>04:30:00</text:p>
          </table:table-cell>
          <table:table-cell office:value-type="float" office:value="0" calcext:value-type="float">
            <text:p>0,00</text:p>
          </table:table-cell>
          <table:table-cell office:value-type="float" office:value="0.0117527954419" calcext:value-type="float">
            <text:p>0,01</text:p>
          </table:table-cell>
          <table:table-cell office:value-type="float" office:value="0.0902976989746094" calcext:value-type="float">
            <text:p>0,09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6:.E16])" office:value-type="float" office:value="0" calcext:value-type="float">
            <text:p>0</text:p>
          </table:table-cell>
          <table:table-cell table:formula="of:=IF([.G16]=[.B16];[.$B$1];IF([.G16]=[.C16];[.$C$1];IF([.G16]=[.D16];[.$D$1];IF([.G16]=[.E16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6]=1;[.H16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4H45M00S" calcext:value-type="time">
            <text:p>04:45:00</text:p>
          </table:table-cell>
          <table:table-cell office:value-type="float" office:value="0" calcext:value-type="float">
            <text:p>0,00</text:p>
          </table:table-cell>
          <table:table-cell office:value-type="float" office:value="0.004938470707" calcext:value-type="float">
            <text:p>0,00</text:p>
          </table:table-cell>
          <table:table-cell office:value-type="float" office:value="0.403829574584961" calcext:value-type="float">
            <text:p>0,40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7:.E17])" office:value-type="float" office:value="0" calcext:value-type="float">
            <text:p>0</text:p>
          </table:table-cell>
          <table:table-cell table:formula="of:=IF([.G17]=[.B17];[.$B$1];IF([.G17]=[.C17];[.$C$1];IF([.G17]=[.D17];[.$D$1];IF([.G17]=[.E17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7]=1;[.H17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5H00M00S" calcext:value-type="time">
            <text:p>05:00:00</text:p>
          </table:table-cell>
          <table:table-cell office:value-type="float" office:value="3.5527136788005E-015" calcext:value-type="float">
            <text:p>0,00</text:p>
          </table:table-cell>
          <table:table-cell office:value-type="float" office:value="0.0850484916603" calcext:value-type="float">
            <text:p>0,09</text:p>
          </table:table-cell>
          <table:table-cell office:value-type="float" office:value="0.217483520507812" calcext:value-type="float">
            <text:p>0,22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8:.E18])" office:value-type="float" office:value="3.5527136788005E-015" calcext:value-type="float">
            <text:p>3,5527136788005E-15</text:p>
          </table:table-cell>
          <table:table-cell table:formula="of:=IF([.G18]=[.B18];[.$B$1];IF([.G18]=[.C18];[.$C$1];IF([.G18]=[.D18];[.$D$1];IF([.G18]=[.E18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8]=1;[.H18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5H15M00S" calcext:value-type="time">
            <text:p>05:15:00</text:p>
          </table:table-cell>
          <table:table-cell office:value-type="float" office:value="0" calcext:value-type="float">
            <text:p>0,00</text:p>
          </table:table-cell>
          <table:table-cell office:value-type="float" office:value="0.0430727279706" calcext:value-type="float">
            <text:p>0,04</text:p>
          </table:table-cell>
          <table:table-cell office:value-type="float" office:value="0.217960357666016" calcext:value-type="float">
            <text:p>0,22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19:.E19])" office:value-type="float" office:value="0" calcext:value-type="float">
            <text:p>0</text:p>
          </table:table-cell>
          <table:table-cell table:formula="of:=IF([.G19]=[.B19];[.$B$1];IF([.G19]=[.C19];[.$C$1];IF([.G19]=[.D19];[.$D$1];IF([.G19]=[.E19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19]=1;[.H19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5H30M00S" calcext:value-type="time">
            <text:p>05:30:00</text:p>
          </table:table-cell>
          <table:table-cell office:value-type="float" office:value="0" calcext:value-type="float">
            <text:p>0,00</text:p>
          </table:table-cell>
          <table:table-cell office:value-type="float" office:value="0.0555755767984" calcext:value-type="float">
            <text:p>0,06</text:p>
          </table:table-cell>
          <table:table-cell office:value-type="float" office:value="0.503870010375977" calcext:value-type="float">
            <text:p>0,50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20:.E20])" office:value-type="float" office:value="0" calcext:value-type="float">
            <text:p>0</text:p>
          </table:table-cell>
          <table:table-cell table:formula="of:=IF([.G20]=[.B20];[.$B$1];IF([.G20]=[.C20];[.$C$1];IF([.G20]=[.D20];[.$D$1];IF([.G20]=[.E20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20]=1;[.H20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5H45M00S" calcext:value-type="time">
            <text:p>05:45:00</text:p>
          </table:table-cell>
          <table:table-cell office:value-type="float" office:value="0" calcext:value-type="float">
            <text:p>0,00</text:p>
          </table:table-cell>
          <table:table-cell office:value-type="float" office:value="0.0695816744633" calcext:value-type="float">
            <text:p>0,07</text:p>
          </table:table-cell>
          <table:table-cell office:value-type="float" office:value="0.457834243774414" calcext:value-type="float">
            <text:p>0,46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21:.E21])" office:value-type="float" office:value="0" calcext:value-type="float">
            <text:p>0</text:p>
          </table:table-cell>
          <table:table-cell table:formula="of:=IF([.G21]=[.B21];[.$B$1];IF([.G21]=[.C21];[.$C$1];IF([.G21]=[.D21];[.$D$1];IF([.G21]=[.E21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21]=1;[.H21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6H00M00S" calcext:value-type="time">
            <text:p>06:00:00</text:p>
          </table:table-cell>
          <table:table-cell office:value-type="float" office:value="0" calcext:value-type="float">
            <text:p>0,00</text:p>
          </table:table-cell>
          <table:table-cell office:value-type="float" office:value="0.057379801456" calcext:value-type="float">
            <text:p>0,06</text:p>
          </table:table-cell>
          <table:table-cell office:value-type="float" office:value="0.452880859375" calcext:value-type="float">
            <text:p>0,45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22:.E22])" office:value-type="float" office:value="0" calcext:value-type="float">
            <text:p>0</text:p>
          </table:table-cell>
          <table:table-cell table:formula="of:=IF([.G22]=[.B22];[.$B$1];IF([.G22]=[.C22];[.$C$1];IF([.G22]=[.D22];[.$D$1];IF([.G22]=[.E22];[.$E$1]))))" office:value-type="string" office:string-value="ETS RMSE F vs B" calcext:value-type="string">
            <text:p>ETS RMSE F vs B</text:p>
          </table:table-cell>
          <table:table-cell office:value-type="float" office:value="0" calcext:value-type="float">
            <text:p>0</text:p>
          </table:table-cell>
          <table:table-cell table:formula="of:=IF([.I22]=1;[.H22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06H15M00S" calcext:value-type="time">
            <text:p>06:15:00</text:p>
          </table:table-cell>
          <table:table-cell office:value-type="float" office:value="0" calcext:value-type="float">
            <text:p>0,00</text:p>
          </table:table-cell>
          <table:table-cell office:value-type="float" office:value="0.1263000549731" calcext:value-type="float">
            <text:p>0,13</text:p>
          </table:table-cell>
          <table:table-cell office:value-type="float" office:value="0.417720794677734" calcext:value-type="float">
            <text:p>0,42</text:p>
          </table:table-cell>
          <table:table-cell office:value-type="float" office:value="0.118379603091697" calcext:value-type="float">
            <text:p>0,12</text:p>
          </table:table-cell>
          <table:table-cell table:style-name="ce3" office:value-type="float" office:value="0.373703345576127" calcext:value-type="float">
            <text:p>0,37</text:p>
          </table:table-cell>
          <table:table-cell table:formula="of:=MIN([.B23:.E23])" office:value-type="float" office:value="0" calcext:value-type="float">
            <text:p>0</text:p>
          </table:table-cell>
          <table:table-cell table:formula="of:=IF([.G23]=[.B23];[.$B$1];IF([.G23]=[.C23];[.$C$1];IF([.G23]=[.D23];[.$D$1];IF([.G23]=[.E23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23]=1;[.H23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6H30M00S" calcext:value-type="time">
            <text:p>06:30:00</text:p>
          </table:table-cell>
          <table:table-cell office:value-type="float" office:value="0.707106781186548" calcext:value-type="float">
            <text:p>0,71</text:p>
          </table:table-cell>
          <table:table-cell office:value-type="float" office:value="0.4124529671406" calcext:value-type="float">
            <text:p>0,41</text:p>
          </table:table-cell>
          <table:table-cell office:value-type="float" office:value="0.381341834572622" calcext:value-type="float">
            <text:p>0,38</text:p>
          </table:table-cell>
          <table:table-cell office:value-type="float" office:value="0.748285619647372" calcext:value-type="float">
            <text:p>0,75</text:p>
          </table:table-cell>
          <table:table-cell table:style-name="ce3" office:value-type="float" office:value="0.469205811830792" calcext:value-type="float">
            <text:p>0,47</text:p>
          </table:table-cell>
          <table:table-cell table:formula="of:=MIN([.B24:.E24])" office:value-type="float" office:value="0.381341834572622" calcext:value-type="float">
            <text:p>0,381341834572622</text:p>
          </table:table-cell>
          <table:table-cell table:formula="of:=IF([.G24]=[.B24];[.$B$1];IF([.G24]=[.C24];[.$C$1];IF([.G24]=[.D24];[.$D$1];IF([.G24]=[.E24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24]=1;[.H24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6H45M00S" calcext:value-type="time">
            <text:p>06:45:00</text:p>
          </table:table-cell>
          <table:table-cell office:value-type="float" office:value="0.374890819064877" calcext:value-type="float">
            <text:p>0,37</text:p>
          </table:table-cell>
          <table:table-cell office:value-type="float" office:value="0.4338460916534" calcext:value-type="float">
            <text:p>0,43</text:p>
          </table:table-cell>
          <table:table-cell office:value-type="float" office:value="0.242196081786197" calcext:value-type="float">
            <text:p>0,24</text:p>
          </table:table-cell>
          <table:table-cell office:value-type="float" office:value="1.09905564551138" calcext:value-type="float">
            <text:p>1,10</text:p>
          </table:table-cell>
          <table:table-cell table:style-name="ce3" office:value-type="float" office:value="0.638250076075986" calcext:value-type="float">
            <text:p>0,64</text:p>
          </table:table-cell>
          <table:table-cell table:formula="of:=MIN([.B25:.E25])" office:value-type="float" office:value="0.242196081786197" calcext:value-type="float">
            <text:p>0,242196081786197</text:p>
          </table:table-cell>
          <table:table-cell table:formula="of:=IF([.G25]=[.B25];[.$B$1];IF([.G25]=[.C25];[.$C$1];IF([.G25]=[.D25];[.$D$1];IF([.G25]=[.E25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25]=1;[.H25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7H00M00S" calcext:value-type="time">
            <text:p>07:00:00</text:p>
          </table:table-cell>
          <table:table-cell office:value-type="float" office:value="0.702854666401731" calcext:value-type="float">
            <text:p>0,70</text:p>
          </table:table-cell>
          <table:table-cell office:value-type="float" office:value="1.1303722306498" calcext:value-type="float">
            <text:p>1,13</text:p>
          </table:table-cell>
          <table:table-cell office:value-type="float" office:value="2.46261601511677" calcext:value-type="float">
            <text:p>2,46</text:p>
          </table:table-cell>
          <table:table-cell office:value-type="float" office:value="0.189538493424631" calcext:value-type="float">
            <text:p>0,19</text:p>
          </table:table-cell>
          <table:table-cell table:style-name="ce3" office:value-type="float" office:value="0.328610242019944" calcext:value-type="float">
            <text:p>0,33</text:p>
          </table:table-cell>
          <table:table-cell table:formula="of:=MIN([.B26:.E26])" office:value-type="float" office:value="0.189538493424631" calcext:value-type="float">
            <text:p>0,189538493424631</text:p>
          </table:table-cell>
          <table:table-cell table:formula="of:=IF([.G26]=[.B26];[.$B$1];IF([.G26]=[.C26];[.$C$1];IF([.G26]=[.D26];[.$D$1];IF([.G26]=[.E26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26]=1;[.H26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7H15M00S" calcext:value-type="time">
            <text:p>07:15:00</text:p>
          </table:table-cell>
          <table:table-cell office:value-type="float" office:value="1.36626010212794" calcext:value-type="float">
            <text:p>1,37</text:p>
          </table:table-cell>
          <table:table-cell office:value-type="float" office:value="1.0754886326835" calcext:value-type="float">
            <text:p>1,08</text:p>
          </table:table-cell>
          <table:table-cell office:value-type="float" office:value="1.53808453322569" calcext:value-type="float">
            <text:p>1,54</text:p>
          </table:table-cell>
          <table:table-cell office:value-type="float" office:value="1.34802962072313" calcext:value-type="float">
            <text:p>1,35</text:p>
          </table:table-cell>
          <table:table-cell table:style-name="ce3" office:value-type="float" office:value="1.16281591770899" calcext:value-type="float">
            <text:p>1,16</text:p>
          </table:table-cell>
          <table:table-cell table:formula="of:=MIN([.B27:.E27])" office:value-type="float" office:value="1.0754886326835" calcext:value-type="float">
            <text:p>1,0754886326835</text:p>
          </table:table-cell>
          <table:table-cell table:formula="of:=IF([.G27]=[.B27];[.$B$1];IF([.G27]=[.C27];[.$C$1];IF([.G27]=[.D27];[.$D$1];IF([.G27]=[.E27];[.$E$1]))))" office:value-type="string" office:string-value="SARIMAX RMSE F vs B" calcext:value-type="string">
            <text:p>SARIMAX RMSE F vs B</text:p>
          </table:table-cell>
          <table:table-cell office:value-type="float" office:value="1" calcext:value-type="float">
            <text:p>1</text:p>
          </table:table-cell>
          <table:table-cell table:formula="of:=IF([.I27]=1;[.H27];&quot;&quot;)" office:value-type="string" office:string-value="SARIMAX RMSE F vs B" calcext:value-type="string">
            <text:p>SARIMAX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7H30M00S" calcext:value-type="time">
            <text:p>07:30:00</text:p>
          </table:table-cell>
          <table:table-cell office:value-type="float" office:value="0.993748830298691" calcext:value-type="float">
            <text:p>0,99</text:p>
          </table:table-cell>
          <table:table-cell office:value-type="float" office:value="1.2069247881195" calcext:value-type="float">
            <text:p>1,21</text:p>
          </table:table-cell>
          <table:table-cell office:value-type="float" office:value="1.65093504642765" calcext:value-type="float">
            <text:p>1,65</text:p>
          </table:table-cell>
          <table:table-cell office:value-type="float" office:value="1.73948893758379" calcext:value-type="float">
            <text:p>1,74</text:p>
          </table:table-cell>
          <table:table-cell table:style-name="ce3" office:value-type="float" office:value="1.61505748432147" calcext:value-type="float">
            <text:p>1,62</text:p>
          </table:table-cell>
          <table:table-cell table:formula="of:=MIN([.B28:.E28])" office:value-type="float" office:value="0.993748830298691" calcext:value-type="float">
            <text:p>0,993748830298691</text:p>
          </table:table-cell>
          <table:table-cell table:formula="of:=IF([.G28]=[.B28];[.$B$1];IF([.G28]=[.C28];[.$C$1];IF([.G28]=[.D28];[.$D$1];IF([.G28]=[.E28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28]=1;[.H28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7H45M00S" calcext:value-type="time">
            <text:p>07:45:00</text:p>
          </table:table-cell>
          <table:table-cell office:value-type="float" office:value="1.65624271679544" calcext:value-type="float">
            <text:p>1,66</text:p>
          </table:table-cell>
          <table:table-cell office:value-type="float" office:value="1.9141229968416" calcext:value-type="float">
            <text:p>1,91</text:p>
          </table:table-cell>
          <table:table-cell office:value-type="float" office:value="1.00598000636978" calcext:value-type="float">
            <text:p>1,01</text:p>
          </table:table-cell>
          <table:table-cell office:value-type="float" office:value="1.60177210186069" calcext:value-type="float">
            <text:p>1,60</text:p>
          </table:table-cell>
          <table:table-cell table:style-name="ce3" office:value-type="float" office:value="1.74541947873378" calcext:value-type="float">
            <text:p>1,75</text:p>
          </table:table-cell>
          <table:table-cell table:formula="of:=MIN([.B29:.E29])" office:value-type="float" office:value="1.00598000636978" calcext:value-type="float">
            <text:p>1,00598000636978</text:p>
          </table:table-cell>
          <table:table-cell table:formula="of:=IF([.G29]=[.B29];[.$B$1];IF([.G29]=[.C29];[.$C$1];IF([.G29]=[.D29];[.$D$1];IF([.G29]=[.E29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29]=1;[.H29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8H00M00S" calcext:value-type="time">
            <text:p>08:00:00</text:p>
          </table:table-cell>
          <table:table-cell office:value-type="float" office:value="2.18955780228782" calcext:value-type="float">
            <text:p>2,19</text:p>
          </table:table-cell>
          <table:table-cell office:value-type="float" office:value="1.3541009292255" calcext:value-type="float">
            <text:p>1,35</text:p>
          </table:table-cell>
          <table:table-cell office:value-type="float" office:value="1.31286257829105" calcext:value-type="float">
            <text:p>1,31</text:p>
          </table:table-cell>
          <table:table-cell office:value-type="float" office:value="1.38777044788825" calcext:value-type="float">
            <text:p>1,39</text:p>
          </table:table-cell>
          <table:table-cell table:style-name="ce3" office:value-type="float" office:value="1.87221158631941" calcext:value-type="float">
            <text:p>1,87</text:p>
          </table:table-cell>
          <table:table-cell table:formula="of:=MIN([.B30:.E30])" office:value-type="float" office:value="1.31286257829105" calcext:value-type="float">
            <text:p>1,31286257829105</text:p>
          </table:table-cell>
          <table:table-cell table:formula="of:=IF([.G30]=[.B30];[.$B$1];IF([.G30]=[.C30];[.$C$1];IF([.G30]=[.D30];[.$D$1];IF([.G30]=[.E30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30]=1;[.H30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8H15M00S" calcext:value-type="time">
            <text:p>08:15:00</text:p>
          </table:table-cell>
          <table:table-cell office:value-type="float" office:value="1.70293863659264" calcext:value-type="float">
            <text:p>1,70</text:p>
          </table:table-cell>
          <table:table-cell office:value-type="float" office:value="2.5562013699674" calcext:value-type="float">
            <text:p>2,56</text:p>
          </table:table-cell>
          <table:table-cell office:value-type="float" office:value="2.48054559327801" calcext:value-type="float">
            <text:p>2,48</text:p>
          </table:table-cell>
          <table:table-cell office:value-type="float" office:value="0.612216235520605" calcext:value-type="float">
            <text:p>0,61</text:p>
          </table:table-cell>
          <table:table-cell table:style-name="ce3" office:value-type="float" office:value="0.811045222422623" calcext:value-type="float">
            <text:p>0,81</text:p>
          </table:table-cell>
          <table:table-cell table:formula="of:=MIN([.B31:.E31])" office:value-type="float" office:value="0.612216235520605" calcext:value-type="float">
            <text:p>0,612216235520605</text:p>
          </table:table-cell>
          <table:table-cell table:formula="of:=IF([.G31]=[.B31];[.$B$1];IF([.G31]=[.C31];[.$C$1];IF([.G31]=[.D31];[.$D$1];IF([.G31]=[.E31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31]=1;[.H31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8H30M00S" calcext:value-type="time">
            <text:p>08:30:00</text:p>
          </table:table-cell>
          <table:table-cell office:value-type="float" office:value="2.44396814909357" calcext:value-type="float">
            <text:p>2,44</text:p>
          </table:table-cell>
          <table:table-cell office:value-type="float" office:value="2.1855092971579" calcext:value-type="float">
            <text:p>2,19</text:p>
          </table:table-cell>
          <table:table-cell office:value-type="float" office:value="4.46141268599994" calcext:value-type="float">
            <text:p>4,46</text:p>
          </table:table-cell>
          <table:table-cell office:value-type="float" office:value="1.53502219802535" calcext:value-type="float">
            <text:p>1,54</text:p>
          </table:table-cell>
          <table:table-cell table:style-name="ce3" office:value-type="float" office:value="2.30989736295057" calcext:value-type="float">
            <text:p>2,31</text:p>
          </table:table-cell>
          <table:table-cell table:formula="of:=MIN([.B32:.E32])" office:value-type="float" office:value="1.53502219802535" calcext:value-type="float">
            <text:p>1,53502219802535</text:p>
          </table:table-cell>
          <table:table-cell table:formula="of:=IF([.G32]=[.B32];[.$B$1];IF([.G32]=[.C32];[.$C$1];IF([.G32]=[.D32];[.$D$1];IF([.G32]=[.E32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32]=1;[.H32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8H45M00S" calcext:value-type="time">
            <text:p>08:45:00</text:p>
          </table:table-cell>
          <table:table-cell office:value-type="float" office:value="2.23508865424651" calcext:value-type="float">
            <text:p>2,24</text:p>
          </table:table-cell>
          <table:table-cell office:value-type="float" office:value="2.6635056024223" calcext:value-type="float">
            <text:p>2,66</text:p>
          </table:table-cell>
          <table:table-cell office:value-type="float" office:value="2.20774261165198" calcext:value-type="float">
            <text:p>2,21</text:p>
          </table:table-cell>
          <table:table-cell office:value-type="float" office:value="2.8729905209156" calcext:value-type="float">
            <text:p>2,87</text:p>
          </table:table-cell>
          <table:table-cell table:style-name="ce3" office:value-type="float" office:value="4.95999874736426" calcext:value-type="float">
            <text:p>4,96</text:p>
          </table:table-cell>
          <table:table-cell table:formula="of:=MIN([.B33:.E33])" office:value-type="float" office:value="2.20774261165198" calcext:value-type="float">
            <text:p>2,20774261165198</text:p>
          </table:table-cell>
          <table:table-cell table:formula="of:=IF([.G33]=[.B33];[.$B$1];IF([.G33]=[.C33];[.$C$1];IF([.G33]=[.D33];[.$D$1];IF([.G33]=[.E33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33]=1;[.H33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 office:value-type="float" office:value="3.47850542618522" calcext:value-type="float">
            <text:p>3,48</text:p>
          </table:table-cell>
          <table:table-cell office:value-type="float" office:value="6.76919778878825" calcext:value-type="float">
            <text:p>6,77</text:p>
          </table:table-cell>
          <table:table-cell office:value-type="float" office:value="1.64164395060983" calcext:value-type="float">
            <text:p>1,64</text:p>
          </table:table-cell>
          <table:table-cell office:value-type="float" office:value="3.42844888544572" calcext:value-type="float">
            <text:p>3,43</text:p>
          </table:table-cell>
          <table:table-cell table:style-name="ce3" office:value-type="float" office:value="4.33610231084928" calcext:value-type="float">
            <text:p>4,34</text:p>
          </table:table-cell>
          <table:table-cell table:formula="of:=MIN([.B34:.E34])" office:value-type="float" office:value="1.64164395060983" calcext:value-type="float">
            <text:p>1,64164395060983</text:p>
          </table:table-cell>
          <table:table-cell table:formula="of:=IF([.G34]=[.B34];[.$B$1];IF([.G34]=[.C34];[.$C$1];IF([.G34]=[.D34];[.$D$1];IF([.G34]=[.E34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34]=1;[.H34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9H15M00S" calcext:value-type="time">
            <text:p>09:15:00</text:p>
          </table:table-cell>
          <table:table-cell office:value-type="float" office:value="2.76859890178951" calcext:value-type="float">
            <text:p>2,77</text:p>
          </table:table-cell>
          <table:table-cell office:value-type="float" office:value="5.20460097955004" calcext:value-type="float">
            <text:p>5,20</text:p>
          </table:table-cell>
          <table:table-cell office:value-type="float" office:value="5.94670893600996" calcext:value-type="float">
            <text:p>5,95</text:p>
          </table:table-cell>
          <table:table-cell office:value-type="float" office:value="2.94142695321503" calcext:value-type="float">
            <text:p>2,94</text:p>
          </table:table-cell>
          <table:table-cell table:style-name="ce3" office:value-type="float" office:value="4.19678916997077" calcext:value-type="float">
            <text:p>4,20</text:p>
          </table:table-cell>
          <table:table-cell table:formula="of:=MIN([.B35:.E35])" office:value-type="float" office:value="2.76859890178951" calcext:value-type="float">
            <text:p>2,76859890178951</text:p>
          </table:table-cell>
          <table:table-cell table:formula="of:=IF([.G35]=[.B35];[.$B$1];IF([.G35]=[.C35];[.$C$1];IF([.G35]=[.D35];[.$D$1];IF([.G35]=[.E35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35]=1;[.H35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9H30M00S" calcext:value-type="time">
            <text:p>09:30:00</text:p>
          </table:table-cell>
          <table:table-cell office:value-type="float" office:value="0.922450771280623" calcext:value-type="float">
            <text:p>0,92</text:p>
          </table:table-cell>
          <table:table-cell office:value-type="float" office:value="1.52219901927849" calcext:value-type="float">
            <text:p>1,52</text:p>
          </table:table-cell>
          <table:table-cell office:value-type="float" office:value="9.54048053778163" calcext:value-type="float">
            <text:p>9,54</text:p>
          </table:table-cell>
          <table:table-cell office:value-type="float" office:value="1.45361146392968" calcext:value-type="float">
            <text:p>1,45</text:p>
          </table:table-cell>
          <table:table-cell table:style-name="ce3" office:value-type="float" office:value="2.91976913576829" calcext:value-type="float">
            <text:p>2,92</text:p>
          </table:table-cell>
          <table:table-cell table:formula="of:=MIN([.B36:.E36])" office:value-type="float" office:value="0.922450771280623" calcext:value-type="float">
            <text:p>0,922450771280623</text:p>
          </table:table-cell>
          <table:table-cell table:formula="of:=IF([.G36]=[.B36];[.$B$1];IF([.G36]=[.C36];[.$C$1];IF([.G36]=[.D36];[.$D$1];IF([.G36]=[.E36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36]=1;[.H36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09H45M00S" calcext:value-type="time">
            <text:p>09:45:00</text:p>
          </table:table-cell>
          <table:table-cell office:value-type="float" office:value="2.54950975679639" calcext:value-type="float">
            <text:p>2,55</text:p>
          </table:table-cell>
          <table:table-cell office:value-type="float" office:value="3.68533138112117" calcext:value-type="float">
            <text:p>3,69</text:p>
          </table:table-cell>
          <table:table-cell office:value-type="float" office:value="2.33128758765872" calcext:value-type="float">
            <text:p>2,33</text:p>
          </table:table-cell>
          <table:table-cell office:value-type="float" office:value="2.08159583214838" calcext:value-type="float">
            <text:p>2,08</text:p>
          </table:table-cell>
          <table:table-cell table:style-name="ce3" office:value-type="float" office:value="2.34692619006044" calcext:value-type="float">
            <text:p>2,35</text:p>
          </table:table-cell>
          <table:table-cell table:formula="of:=MIN([.B37:.E37])" office:value-type="float" office:value="2.08159583214838" calcext:value-type="float">
            <text:p>2,08159583214838</text:p>
          </table:table-cell>
          <table:table-cell table:formula="of:=IF([.G37]=[.B37];[.$B$1];IF([.G37]=[.C37];[.$C$1];IF([.G37]=[.D37];[.$D$1];IF([.G37]=[.E37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37]=1;[.H37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 office:value-type="float" office:value="8.01133050501853" calcext:value-type="float">
            <text:p>8,01</text:p>
          </table:table-cell>
          <table:table-cell office:value-type="float" office:value="7.35278391199422" calcext:value-type="float">
            <text:p>7,35</text:p>
          </table:table-cell>
          <table:table-cell office:value-type="float" office:value="8.53240593630234" calcext:value-type="float">
            <text:p>8,53</text:p>
          </table:table-cell>
          <table:table-cell office:value-type="float" office:value="7.3701661037083" calcext:value-type="float">
            <text:p>7,37</text:p>
          </table:table-cell>
          <table:table-cell table:style-name="ce3" office:value-type="float" office:value="6.29606152471478" calcext:value-type="float">
            <text:p>6,30</text:p>
          </table:table-cell>
          <table:table-cell table:formula="of:=MIN([.B38:.E38])" office:value-type="float" office:value="7.35278391199422" calcext:value-type="float">
            <text:p>7,35278391199422</text:p>
          </table:table-cell>
          <table:table-cell table:formula="of:=IF([.G38]=[.B38];[.$B$1];IF([.G38]=[.C38];[.$C$1];IF([.G38]=[.D38];[.$D$1];IF([.G38]=[.E38];[.$E$1]))))" office:value-type="string" office:string-value="SARIMAX RMSE F vs B" calcext:value-type="string">
            <text:p>SARIMAX RMSE F vs B</text:p>
          </table:table-cell>
          <table:table-cell office:value-type="float" office:value="0" calcext:value-type="float">
            <text:p>0</text:p>
          </table:table-cell>
          <table:table-cell table:formula="of:=IF([.I38]=1;[.H38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10H15M00S" calcext:value-type="time">
            <text:p>10:15:00</text:p>
          </table:table-cell>
          <table:table-cell office:value-type="float" office:value="1.0114222092836" calcext:value-type="float">
            <text:p>1,01</text:p>
          </table:table-cell>
          <table:table-cell office:value-type="float" office:value="2.46315104520001" calcext:value-type="float">
            <text:p>2,46</text:p>
          </table:table-cell>
          <table:table-cell office:value-type="float" office:value="10.4002844872229" calcext:value-type="float">
            <text:p>10,40</text:p>
          </table:table-cell>
          <table:table-cell office:value-type="float" office:value="1.27680232442183" calcext:value-type="float">
            <text:p>1,28</text:p>
          </table:table-cell>
          <table:table-cell table:style-name="ce3" office:value-type="float" office:value="1.08812744670994" calcext:value-type="float">
            <text:p>1,09</text:p>
          </table:table-cell>
          <table:table-cell table:formula="of:=MIN([.B39:.E39])" office:value-type="float" office:value="1.0114222092836" calcext:value-type="float">
            <text:p>1,0114222092836</text:p>
          </table:table-cell>
          <table:table-cell table:formula="of:=IF([.G39]=[.B39];[.$B$1];IF([.G39]=[.C39];[.$C$1];IF([.G39]=[.D39];[.$D$1];IF([.G39]=[.E39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39]=1;[.H39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0H30M00S" calcext:value-type="time">
            <text:p>10:30:00</text:p>
          </table:table-cell>
          <table:table-cell office:value-type="float" office:value="1.27801930084539" calcext:value-type="float">
            <text:p>1,28</text:p>
          </table:table-cell>
          <table:table-cell office:value-type="float" office:value="3.06523146320717" calcext:value-type="float">
            <text:p>3,07</text:p>
          </table:table-cell>
          <table:table-cell office:value-type="float" office:value="2.13082345731453" calcext:value-type="float">
            <text:p>2,13</text:p>
          </table:table-cell>
          <table:table-cell office:value-type="float" office:value="1.60243531609808" calcext:value-type="float">
            <text:p>1,60</text:p>
          </table:table-cell>
          <table:table-cell table:style-name="ce3" office:value-type="float" office:value="1.65011155548792" calcext:value-type="float">
            <text:p>1,65</text:p>
          </table:table-cell>
          <table:table-cell table:formula="of:=MIN([.B40:.E40])" office:value-type="float" office:value="1.27801930084539" calcext:value-type="float">
            <text:p>1,27801930084539</text:p>
          </table:table-cell>
          <table:table-cell table:formula="of:=IF([.G40]=[.B40];[.$B$1];IF([.G40]=[.C40];[.$C$1];IF([.G40]=[.D40];[.$D$1];IF([.G40]=[.E40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40]=1;[.H40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0H45M00S" calcext:value-type="time">
            <text:p>10:45:00</text:p>
          </table:table-cell>
          <table:table-cell office:value-type="float" office:value="2.5179610034115" calcext:value-type="float">
            <text:p>2,52</text:p>
          </table:table-cell>
          <table:table-cell office:value-type="float" office:value="16.7581719964166" calcext:value-type="float">
            <text:p>16,76</text:p>
          </table:table-cell>
          <table:table-cell office:value-type="float" office:value="0.895075817412276" calcext:value-type="float">
            <text:p>0,90</text:p>
          </table:table-cell>
          <table:table-cell office:value-type="float" office:value="1.15271875073432" calcext:value-type="float">
            <text:p>1,15</text:p>
          </table:table-cell>
          <table:table-cell table:style-name="ce3" office:value-type="float" office:value="1.32760635023771" calcext:value-type="float">
            <text:p>1,33</text:p>
          </table:table-cell>
          <table:table-cell table:formula="of:=MIN([.B41:.E41])" office:value-type="float" office:value="0.895075817412276" calcext:value-type="float">
            <text:p>0,895075817412276</text:p>
          </table:table-cell>
          <table:table-cell table:formula="of:=IF([.G41]=[.B41];[.$B$1];IF([.G41]=[.C41];[.$C$1];IF([.G41]=[.D41];[.$D$1];IF([.G41]=[.E41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41]=1;[.H41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1H00M00S" calcext:value-type="time">
            <text:p>11:00:00</text:p>
          </table:table-cell>
          <table:table-cell office:value-type="float" office:value="2.82082913138567" calcext:value-type="float">
            <text:p>2,82</text:p>
          </table:table-cell>
          <table:table-cell office:value-type="float" office:value="4.34661601845922" calcext:value-type="float">
            <text:p>4,35</text:p>
          </table:table-cell>
          <table:table-cell office:value-type="float" office:value="1.30127071010317" calcext:value-type="float">
            <text:p>1,30</text:p>
          </table:table-cell>
          <table:table-cell office:value-type="float" office:value="2.13975257165855" calcext:value-type="float">
            <text:p>2,14</text:p>
          </table:table-cell>
          <table:table-cell table:style-name="ce3" office:value-type="float" office:value="2.26034022112939" calcext:value-type="float">
            <text:p>2,26</text:p>
          </table:table-cell>
          <table:table-cell table:formula="of:=MIN([.B42:.E42])" office:value-type="float" office:value="1.30127071010317" calcext:value-type="float">
            <text:p>1,30127071010317</text:p>
          </table:table-cell>
          <table:table-cell table:formula="of:=IF([.G42]=[.B42];[.$B$1];IF([.G42]=[.C42];[.$C$1];IF([.G42]=[.D42];[.$D$1];IF([.G42]=[.E42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42]=1;[.H42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1H15M00S" calcext:value-type="time">
            <text:p>11:15:00</text:p>
          </table:table-cell>
          <table:table-cell office:value-type="float" office:value="0.207349740726013" calcext:value-type="float">
            <text:p>0,21</text:p>
          </table:table-cell>
          <table:table-cell office:value-type="float" office:value="1.237585340291" calcext:value-type="float">
            <text:p>1,24</text:p>
          </table:table-cell>
          <table:table-cell office:value-type="float" office:value="1.08819159737908" calcext:value-type="float">
            <text:p>1,09</text:p>
          </table:table-cell>
          <table:table-cell office:value-type="float" office:value="0.128542733103598" calcext:value-type="float">
            <text:p>0,13</text:p>
          </table:table-cell>
          <table:table-cell table:style-name="ce3" office:value-type="float" office:value="0.615800491669776" calcext:value-type="float">
            <text:p>0,62</text:p>
          </table:table-cell>
          <table:table-cell table:formula="of:=MIN([.B43:.E43])" office:value-type="float" office:value="0.128542733103598" calcext:value-type="float">
            <text:p>0,128542733103598</text:p>
          </table:table-cell>
          <table:table-cell table:formula="of:=IF([.G43]=[.B43];[.$B$1];IF([.G43]=[.C43];[.$C$1];IF([.G43]=[.D43];[.$D$1];IF([.G43]=[.E43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43]=1;[.H43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1H30M00S" calcext:value-type="time">
            <text:p>11:30:00</text:p>
          </table:table-cell>
          <table:table-cell office:value-type="float" office:value="0.939463166040471" calcext:value-type="float">
            <text:p>0,94</text:p>
          </table:table-cell>
          <table:table-cell office:value-type="float" office:value="1.61764534528145" calcext:value-type="float">
            <text:p>1,62</text:p>
          </table:table-cell>
          <table:table-cell office:value-type="float" office:value="0.940521913688711" calcext:value-type="float">
            <text:p>0,94</text:p>
          </table:table-cell>
          <table:table-cell office:value-type="float" office:value="0.946165655952402" calcext:value-type="float">
            <text:p>0,95</text:p>
          </table:table-cell>
          <table:table-cell table:style-name="ce3" office:value-type="float" office:value="1.31453200196562" calcext:value-type="float">
            <text:p>1,31</text:p>
          </table:table-cell>
          <table:table-cell table:formula="of:=MIN([.B44:.E44])" office:value-type="float" office:value="0.939463166040471" calcext:value-type="float">
            <text:p>0,939463166040471</text:p>
          </table:table-cell>
          <table:table-cell table:formula="of:=IF([.G44]=[.B44];[.$B$1];IF([.G44]=[.C44];[.$C$1];IF([.G44]=[.D44];[.$D$1];IF([.G44]=[.E44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44]=1;[.H44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1H45M00S" calcext:value-type="time">
            <text:p>11:45:00</text:p>
          </table:table-cell>
          <table:table-cell office:value-type="float" office:value="1.30745095079925" calcext:value-type="float">
            <text:p>1,31</text:p>
          </table:table-cell>
          <table:table-cell office:value-type="float" office:value="1.97987231642843" calcext:value-type="float">
            <text:p>1,98</text:p>
          </table:table-cell>
          <table:table-cell office:value-type="float" office:value="1.1444668905646" calcext:value-type="float">
            <text:p>1,14</text:p>
          </table:table-cell>
          <table:table-cell office:value-type="float" office:value="1.30228223830227" calcext:value-type="float">
            <text:p>1,30</text:p>
          </table:table-cell>
          <table:table-cell table:style-name="ce3" office:value-type="float" office:value="1.73287406543533" calcext:value-type="float">
            <text:p>1,73</text:p>
          </table:table-cell>
          <table:table-cell table:formula="of:=MIN([.B45:.E45])" office:value-type="float" office:value="1.1444668905646" calcext:value-type="float">
            <text:p>1,1444668905646</text:p>
          </table:table-cell>
          <table:table-cell table:formula="of:=IF([.G45]=[.B45];[.$B$1];IF([.G45]=[.C45];[.$C$1];IF([.G45]=[.D45];[.$D$1];IF([.G45]=[.E45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45]=1;[.H45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2H00M00S" calcext:value-type="time">
            <text:p>12:00:00</text:p>
          </table:table-cell>
          <table:table-cell office:value-type="float" office:value="0.966666079967007" calcext:value-type="float">
            <text:p>0,97</text:p>
          </table:table-cell>
          <table:table-cell office:value-type="float" office:value="1.80720816727256" calcext:value-type="float">
            <text:p>1,81</text:p>
          </table:table-cell>
          <table:table-cell office:value-type="float" office:value="1.0735350110646" calcext:value-type="float">
            <text:p>1,07</text:p>
          </table:table-cell>
          <table:table-cell office:value-type="float" office:value="0.957719209442964" calcext:value-type="float">
            <text:p>0,96</text:p>
          </table:table-cell>
          <table:table-cell table:style-name="ce3" office:value-type="float" office:value="1.29286626389189" calcext:value-type="float">
            <text:p>1,29</text:p>
          </table:table-cell>
          <table:table-cell table:formula="of:=MIN([.B46:.E46])" office:value-type="float" office:value="0.957719209442964" calcext:value-type="float">
            <text:p>0,957719209442964</text:p>
          </table:table-cell>
          <table:table-cell table:formula="of:=IF([.G46]=[.B46];[.$B$1];IF([.G46]=[.C46];[.$C$1];IF([.G46]=[.D46];[.$D$1];IF([.G46]=[.E46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46]=1;[.H46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2H15M00S" calcext:value-type="time">
            <text:p>12:15:00</text:p>
          </table:table-cell>
          <table:table-cell office:value-type="float" office:value="3.66709753554211" calcext:value-type="float">
            <text:p>3,67</text:p>
          </table:table-cell>
          <table:table-cell office:value-type="float" office:value="5.91253961260307" calcext:value-type="float">
            <text:p>5,91</text:p>
          </table:table-cell>
          <table:table-cell office:value-type="float" office:value="1.08790588286212" calcext:value-type="float">
            <text:p>1,09</text:p>
          </table:table-cell>
          <table:table-cell office:value-type="float" office:value="3.82876795421328" calcext:value-type="float">
            <text:p>3,83</text:p>
          </table:table-cell>
          <table:table-cell table:style-name="ce3" office:value-type="float" office:value="4.18664540252023" calcext:value-type="float">
            <text:p>4,19</text:p>
          </table:table-cell>
          <table:table-cell table:formula="of:=MIN([.B47:.E47])" office:value-type="float" office:value="1.08790588286212" calcext:value-type="float">
            <text:p>1,08790588286212</text:p>
          </table:table-cell>
          <table:table-cell table:formula="of:=IF([.G47]=[.B47];[.$B$1];IF([.G47]=[.C47];[.$C$1];IF([.G47]=[.D47];[.$D$1];IF([.G47]=[.E47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47]=1;[.H47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2H30M00S" calcext:value-type="time">
            <text:p>12:30:00</text:p>
          </table:table-cell>
          <table:table-cell office:value-type="float" office:value="4.25106901244706" calcext:value-type="float">
            <text:p>4,25</text:p>
          </table:table-cell>
          <table:table-cell office:value-type="float" office:value="4.45492235559375" calcext:value-type="float">
            <text:p>4,45</text:p>
          </table:table-cell>
          <table:table-cell office:value-type="float" office:value="1.21923240231423" calcext:value-type="float">
            <text:p>1,22</text:p>
          </table:table-cell>
          <table:table-cell office:value-type="float" office:value="3.62654759209841" calcext:value-type="float">
            <text:p>3,63</text:p>
          </table:table-cell>
          <table:table-cell table:style-name="ce3" office:value-type="float" office:value="4.43248572259806" calcext:value-type="float">
            <text:p>4,43</text:p>
          </table:table-cell>
          <table:table-cell table:formula="of:=MIN([.B48:.E48])" office:value-type="float" office:value="1.21923240231423" calcext:value-type="float">
            <text:p>1,21923240231423</text:p>
          </table:table-cell>
          <table:table-cell table:formula="of:=IF([.G48]=[.B48];[.$B$1];IF([.G48]=[.C48];[.$C$1];IF([.G48]=[.D48];[.$D$1];IF([.G48]=[.E48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48]=1;[.H48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2H45M00S" calcext:value-type="time">
            <text:p>12:45:00</text:p>
          </table:table-cell>
          <table:table-cell office:value-type="float" office:value="1.4898706450209" calcext:value-type="float">
            <text:p>1,49</text:p>
          </table:table-cell>
          <table:table-cell office:value-type="float" office:value="1.828066633811" calcext:value-type="float">
            <text:p>1,83</text:p>
          </table:table-cell>
          <table:table-cell office:value-type="float" office:value="2.95258924677906" calcext:value-type="float">
            <text:p>2,95</text:p>
          </table:table-cell>
          <table:table-cell office:value-type="float" office:value="1.49078840171118" calcext:value-type="float">
            <text:p>1,49</text:p>
          </table:table-cell>
          <table:table-cell table:style-name="ce3" office:value-type="float" office:value="2.64417487881363" calcext:value-type="float">
            <text:p>2,64</text:p>
          </table:table-cell>
          <table:table-cell table:formula="of:=MIN([.B49:.E49])" office:value-type="float" office:value="1.4898706450209" calcext:value-type="float">
            <text:p>1,4898706450209</text:p>
          </table:table-cell>
          <table:table-cell table:formula="of:=IF([.G49]=[.B49];[.$B$1];IF([.G49]=[.C49];[.$C$1];IF([.G49]=[.D49];[.$D$1];IF([.G49]=[.E49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49]=1;[.H49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3H00M00S" calcext:value-type="time">
            <text:p>13:00:00</text:p>
          </table:table-cell>
          <table:table-cell office:value-type="float" office:value="0.816495457662676" calcext:value-type="float">
            <text:p>0,82</text:p>
          </table:table-cell>
          <table:table-cell office:value-type="float" office:value="2.4994633624229" calcext:value-type="float">
            <text:p>2,50</text:p>
          </table:table-cell>
          <table:table-cell office:value-type="float" office:value="0.780846023303038" calcext:value-type="float">
            <text:p>0,78</text:p>
          </table:table-cell>
          <table:table-cell office:value-type="float" office:value="0.63489292591935" calcext:value-type="float">
            <text:p>0,63</text:p>
          </table:table-cell>
          <table:table-cell table:style-name="ce3" office:value-type="float" office:value="1.30301286083818" calcext:value-type="float">
            <text:p>1,30</text:p>
          </table:table-cell>
          <table:table-cell table:formula="of:=MIN([.B50:.E50])" office:value-type="float" office:value="0.63489292591935" calcext:value-type="float">
            <text:p>0,63489292591935</text:p>
          </table:table-cell>
          <table:table-cell table:formula="of:=IF([.G50]=[.B50];[.$B$1];IF([.G50]=[.C50];[.$C$1];IF([.G50]=[.D50];[.$D$1];IF([.G50]=[.E50];[.$E$1]))))" office:value-type="string" office:string-value="LSTM multistep F vs B" calcext:value-type="string">
            <text:p>LSTM multistep F vs B</text:p>
          </table:table-cell>
          <table:table-cell office:value-type="float" office:value="0" calcext:value-type="float">
            <text:p>0</text:p>
          </table:table-cell>
          <table:table-cell table:formula="of:=IF([.I50]=1;[.H50];&quot;&quot;)">
            <text:p/>
          </table:table-cell>
          <table:table-cell table:number-columns-repeated="6"/>
        </table:table-row>
        <table:table-row table:style-name="ro2">
          <table:table-cell table:style-name="ce2" office:value-type="time" office:time-value="PT13H15M00S" calcext:value-type="time">
            <text:p>13:15:00</text:p>
          </table:table-cell>
          <table:table-cell office:value-type="float" office:value="6.83062904433329" calcext:value-type="float">
            <text:p>6,83</text:p>
          </table:table-cell>
          <table:table-cell office:value-type="float" office:value="6.92538235659461" calcext:value-type="float">
            <text:p>6,93</text:p>
          </table:table-cell>
          <table:table-cell office:value-type="float" office:value="6.33755466899435" calcext:value-type="float">
            <text:p>6,34</text:p>
          </table:table-cell>
          <table:table-cell office:value-type="float" office:value="6.0267943423518" calcext:value-type="float">
            <text:p>6,03</text:p>
          </table:table-cell>
          <table:table-cell table:style-name="ce3" office:value-type="float" office:value="5.12876655432259" calcext:value-type="float">
            <text:p>5,13</text:p>
          </table:table-cell>
          <table:table-cell table:formula="of:=MIN([.B51:.E51])" office:value-type="float" office:value="6.0267943423518" calcext:value-type="float">
            <text:p>6,0267943423518</text:p>
          </table:table-cell>
          <table:table-cell table:formula="of:=IF([.G51]=[.B51];[.$B$1];IF([.G51]=[.C51];[.$C$1];IF([.G51]=[.D51];[.$D$1];IF([.G51]=[.E51];[.$E$1]))))" office:value-type="string" office:string-value="LSTM multistep F vs B" calcext:value-type="string">
            <text:p>LSTM multistep F vs B</text:p>
          </table:table-cell>
          <table:table-cell office:value-type="float" office:value="0" calcext:value-type="float">
            <text:p>0</text:p>
          </table:table-cell>
          <table:table-cell table:formula="of:=IF([.I51]=1;[.H51];&quot;&quot;)">
            <text:p/>
          </table:table-cell>
          <table:table-cell table:number-columns-repeated="6"/>
        </table:table-row>
        <table:table-row table:style-name="ro1">
          <table:table-cell table:style-name="ce2" office:value-type="time" office:time-value="PT13H30M00S" calcext:value-type="time">
            <text:p>13:30:00</text:p>
          </table:table-cell>
          <table:table-cell office:value-type="float" office:value="9.51665207237643" calcext:value-type="float">
            <text:p>9,52</text:p>
          </table:table-cell>
          <table:table-cell table:style-name="ce5" office:value-type="float" office:value="11.4440668761881" calcext:value-type="float">
            <text:p>11,44</text:p>
          </table:table-cell>
          <table:table-cell office:value-type="float" office:value="9.81123559160183" calcext:value-type="float">
            <text:p>9,81</text:p>
          </table:table-cell>
          <table:table-cell office:value-type="float" office:value="9.12367758164399" calcext:value-type="float">
            <text:p>9,12</text:p>
          </table:table-cell>
          <table:table-cell table:style-name="ce3" office:value-type="float" office:value="7.81483425256573" calcext:value-type="float">
            <text:p>7,81</text:p>
          </table:table-cell>
          <table:table-cell table:formula="of:=MIN([.B52:.E52])" office:value-type="float" office:value="9.12367758164399" calcext:value-type="float">
            <text:p>9,12367758164399</text:p>
          </table:table-cell>
          <table:table-cell table:formula="of:=IF([.G52]=[.B52];[.$B$1];IF([.G52]=[.C52];[.$C$1];IF([.G52]=[.D52];[.$D$1];IF([.G52]=[.E52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52]=1;[.H52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3H45M00S" calcext:value-type="time">
            <text:p>13:45:00</text:p>
          </table:table-cell>
          <table:table-cell office:value-type="float" office:value="1.54959943055095" calcext:value-type="float">
            <text:p>1,55</text:p>
          </table:table-cell>
          <table:table-cell office:value-type="float" office:value="2.07505308081436" calcext:value-type="float">
            <text:p>2,08</text:p>
          </table:table-cell>
          <table:table-cell office:value-type="float" office:value="2.46208374636482" calcext:value-type="float">
            <text:p>2,46</text:p>
          </table:table-cell>
          <table:table-cell office:value-type="float" office:value="1.78112595719509" calcext:value-type="float">
            <text:p>1,78</text:p>
          </table:table-cell>
          <table:table-cell table:style-name="ce3" office:value-type="float" office:value="1.8000047439483" calcext:value-type="float">
            <text:p>1,80</text:p>
          </table:table-cell>
          <table:table-cell table:formula="of:=MIN([.B53:.E53])" office:value-type="float" office:value="1.54959943055095" calcext:value-type="float">
            <text:p>1,54959943055095</text:p>
          </table:table-cell>
          <table:table-cell table:formula="of:=IF([.G53]=[.B53];[.$B$1];IF([.G53]=[.C53];[.$C$1];IF([.G53]=[.D53];[.$D$1];IF([.G53]=[.E53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53]=1;[.H53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00M00S" calcext:value-type="time">
            <text:p>14:00:00</text:p>
          </table:table-cell>
          <table:table-cell office:value-type="float" office:value="1.79556179258314" calcext:value-type="float">
            <text:p>1,80</text:p>
          </table:table-cell>
          <table:table-cell office:value-type="float" office:value="2.64058074586505" calcext:value-type="float">
            <text:p>2,64</text:p>
          </table:table-cell>
          <table:table-cell office:value-type="float" office:value="4.25796454247705" calcext:value-type="float">
            <text:p>4,26</text:p>
          </table:table-cell>
          <table:table-cell office:value-type="float" office:value="2.27816340121277" calcext:value-type="float">
            <text:p>2,28</text:p>
          </table:table-cell>
          <table:table-cell table:style-name="ce3" office:value-type="float" office:value="2.32270424525018" calcext:value-type="float">
            <text:p>2,32</text:p>
          </table:table-cell>
          <table:table-cell table:formula="of:=MIN([.B54:.E54])" office:value-type="float" office:value="1.79556179258314" calcext:value-type="float">
            <text:p>1,79556179258314</text:p>
          </table:table-cell>
          <table:table-cell table:formula="of:=IF([.G54]=[.B54];[.$B$1];IF([.G54]=[.C54];[.$C$1];IF([.G54]=[.D54];[.$D$1];IF([.G54]=[.E54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54]=1;[.H54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15M00S" calcext:value-type="time">
            <text:p>14:15:00</text:p>
          </table:table-cell>
          <table:table-cell office:value-type="float" office:value="2.58198762057004" calcext:value-type="float">
            <text:p>2,58</text:p>
          </table:table-cell>
          <table:table-cell office:value-type="float" office:value="2.64453648397833" calcext:value-type="float">
            <text:p>2,64</text:p>
          </table:table-cell>
          <table:table-cell office:value-type="float" office:value="1.12335386935773" calcext:value-type="float">
            <text:p>1,12</text:p>
          </table:table-cell>
          <table:table-cell office:value-type="float" office:value="2.63871874963155" calcext:value-type="float">
            <text:p>2,64</text:p>
          </table:table-cell>
          <table:table-cell table:style-name="ce3" office:value-type="float" office:value="2.13185840208133" calcext:value-type="float">
            <text:p>2,13</text:p>
          </table:table-cell>
          <table:table-cell table:formula="of:=MIN([.B55:.E55])" office:value-type="float" office:value="1.12335386935773" calcext:value-type="float">
            <text:p>1,12335386935773</text:p>
          </table:table-cell>
          <table:table-cell table:formula="of:=IF([.G55]=[.B55];[.$B$1];IF([.G55]=[.C55];[.$C$1];IF([.G55]=[.D55];[.$D$1];IF([.G55]=[.E55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55]=1;[.H55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30M00S" calcext:value-type="time">
            <text:p>14:30:00</text:p>
          </table:table-cell>
          <table:table-cell office:value-type="float" office:value="2.23628828547391" calcext:value-type="float">
            <text:p>2,24</text:p>
          </table:table-cell>
          <table:table-cell office:value-type="float" office:value="1.26101178951755" calcext:value-type="float">
            <text:p>1,26</text:p>
          </table:table-cell>
          <table:table-cell office:value-type="float" office:value="4.1982653117328" calcext:value-type="float">
            <text:p>4,20</text:p>
          </table:table-cell>
          <table:table-cell office:value-type="float" office:value="2.41169268032474" calcext:value-type="float">
            <text:p>2,41</text:p>
          </table:table-cell>
          <table:table-cell table:style-name="ce3" office:value-type="float" office:value="2.32087506436699" calcext:value-type="float">
            <text:p>2,32</text:p>
          </table:table-cell>
          <table:table-cell table:formula="of:=MIN([.B56:.E56])" office:value-type="float" office:value="1.26101178951755" calcext:value-type="float">
            <text:p>1,26101178951755</text:p>
          </table:table-cell>
          <table:table-cell table:formula="of:=IF([.G56]=[.B56];[.$B$1];IF([.G56]=[.C56];[.$C$1];IF([.G56]=[.D56];[.$D$1];IF([.G56]=[.E56];[.$E$1]))))" office:value-type="string" office:string-value="SARIMAX RMSE F vs B" calcext:value-type="string">
            <text:p>SARIMAX RMSE F vs B</text:p>
          </table:table-cell>
          <table:table-cell office:value-type="float" office:value="1" calcext:value-type="float">
            <text:p>1</text:p>
          </table:table-cell>
          <table:table-cell table:formula="of:=IF([.I56]=1;[.H56];&quot;&quot;)" office:value-type="string" office:string-value="SARIMAX RMSE F vs B" calcext:value-type="string">
            <text:p>SARIMAX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45M00S" calcext:value-type="time">
            <text:p>14:45:00</text:p>
          </table:table-cell>
          <table:table-cell office:value-type="float" office:value="3.09263999479183" calcext:value-type="float">
            <text:p>3,09</text:p>
          </table:table-cell>
          <table:table-cell office:value-type="float" office:value="2.22358257909303" calcext:value-type="float">
            <text:p>2,22</text:p>
          </table:table-cell>
          <table:table-cell office:value-type="float" office:value="4.91055969762591" calcext:value-type="float">
            <text:p>4,91</text:p>
          </table:table-cell>
          <table:table-cell office:value-type="float" office:value="2.90540970521894" calcext:value-type="float">
            <text:p>2,91</text:p>
          </table:table-cell>
          <table:table-cell table:style-name="ce3" office:value-type="float" office:value="2.85524991720688" calcext:value-type="float">
            <text:p>2,86</text:p>
          </table:table-cell>
          <table:table-cell table:formula="of:=MIN([.B57:.E57])" office:value-type="float" office:value="2.22358257909303" calcext:value-type="float">
            <text:p>2,22358257909303</text:p>
          </table:table-cell>
          <table:table-cell table:formula="of:=IF([.G57]=[.B57];[.$B$1];IF([.G57]=[.C57];[.$C$1];IF([.G57]=[.D57];[.$D$1];IF([.G57]=[.E57];[.$E$1]))))" office:value-type="string" office:string-value="SARIMAX RMSE F vs B" calcext:value-type="string">
            <text:p>SARIMAX RMSE F vs B</text:p>
          </table:table-cell>
          <table:table-cell office:value-type="float" office:value="1" calcext:value-type="float">
            <text:p>1</text:p>
          </table:table-cell>
          <table:table-cell table:formula="of:=IF([.I57]=1;[.H57];&quot;&quot;)" office:value-type="string" office:string-value="SARIMAX RMSE F vs B" calcext:value-type="string">
            <text:p>SARIMAX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00M00S" calcext:value-type="time">
            <text:p>15:00:00</text:p>
          </table:table-cell>
          <table:table-cell office:value-type="float" office:value="1.09557366607059" calcext:value-type="float">
            <text:p>1,10</text:p>
          </table:table-cell>
          <table:table-cell office:value-type="float" office:value="4.55264416995594" calcext:value-type="float">
            <text:p>4,55</text:p>
          </table:table-cell>
          <table:table-cell office:value-type="float" office:value="3.81842408124207" calcext:value-type="float">
            <text:p>3,82</text:p>
          </table:table-cell>
          <table:table-cell office:value-type="float" office:value="1.51343305586654" calcext:value-type="float">
            <text:p>1,51</text:p>
          </table:table-cell>
          <table:table-cell table:style-name="ce3" office:value-type="float" office:value="1.2644848872208" calcext:value-type="float">
            <text:p>1,26</text:p>
          </table:table-cell>
          <table:table-cell table:formula="of:=MIN([.B58:.E58])" office:value-type="float" office:value="1.09557366607059" calcext:value-type="float">
            <text:p>1,09557366607059</text:p>
          </table:table-cell>
          <table:table-cell table:formula="of:=IF([.G58]=[.B58];[.$B$1];IF([.G58]=[.C58];[.$C$1];IF([.G58]=[.D58];[.$D$1];IF([.G58]=[.E58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58]=1;[.H58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15M00S" calcext:value-type="time">
            <text:p>15:15:00</text:p>
          </table:table-cell>
          <table:table-cell office:value-type="float" office:value="1.12143064641279" calcext:value-type="float">
            <text:p>1,12</text:p>
          </table:table-cell>
          <table:table-cell office:value-type="float" office:value="3.02311456341623" calcext:value-type="float">
            <text:p>3,02</text:p>
          </table:table-cell>
          <table:table-cell office:value-type="float" office:value="0.998402152399629" calcext:value-type="float">
            <text:p>1,00</text:p>
          </table:table-cell>
          <table:table-cell office:value-type="float" office:value="0.970678255296589" calcext:value-type="float">
            <text:p>0,97</text:p>
          </table:table-cell>
          <table:table-cell table:style-name="ce3" office:value-type="float" office:value="0.958418445817638" calcext:value-type="float">
            <text:p>0,96</text:p>
          </table:table-cell>
          <table:table-cell table:formula="of:=MIN([.B59:.E59])" office:value-type="float" office:value="0.970678255296589" calcext:value-type="float">
            <text:p>0,970678255296589</text:p>
          </table:table-cell>
          <table:table-cell table:formula="of:=IF([.G59]=[.B59];[.$B$1];IF([.G59]=[.C59];[.$C$1];IF([.G59]=[.D59];[.$D$1];IF([.G59]=[.E59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59]=1;[.H59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30M00S" calcext:value-type="time">
            <text:p>15:30:00</text:p>
          </table:table-cell>
          <table:table-cell office:value-type="float" office:value="7.20951702500873" calcext:value-type="float">
            <text:p>7,21</text:p>
          </table:table-cell>
          <table:table-cell office:value-type="float" office:value="3.96807374241502" calcext:value-type="float">
            <text:p>3,97</text:p>
          </table:table-cell>
          <table:table-cell office:value-type="float" office:value="1.95001360666064" calcext:value-type="float">
            <text:p>1,95</text:p>
          </table:table-cell>
          <table:table-cell office:value-type="float" office:value="2.08835048582507" calcext:value-type="float">
            <text:p>2,09</text:p>
          </table:table-cell>
          <table:table-cell table:style-name="ce3" office:value-type="float" office:value="2.22312334057392" calcext:value-type="float">
            <text:p>2,22</text:p>
          </table:table-cell>
          <table:table-cell table:formula="of:=MIN([.B60:.E60])" office:value-type="float" office:value="1.95001360666064" calcext:value-type="float">
            <text:p>1,95001360666064</text:p>
          </table:table-cell>
          <table:table-cell table:formula="of:=IF([.G60]=[.B60];[.$B$1];IF([.G60]=[.C60];[.$C$1];IF([.G60]=[.D60];[.$D$1];IF([.G60]=[.E60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60]=1;[.H60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45M00S" calcext:value-type="time">
            <text:p>15:45:00</text:p>
          </table:table-cell>
          <table:table-cell office:value-type="float" office:value="3.12279811847586" calcext:value-type="float">
            <text:p>3,12</text:p>
          </table:table-cell>
          <table:table-cell office:value-type="float" office:value="5.06440446954937" calcext:value-type="float">
            <text:p>5,06</text:p>
          </table:table-cell>
          <table:table-cell office:value-type="float" office:value="2.12244942019308" calcext:value-type="float">
            <text:p>2,12</text:p>
          </table:table-cell>
          <table:table-cell office:value-type="float" office:value="1.59132198083423" calcext:value-type="float">
            <text:p>1,59</text:p>
          </table:table-cell>
          <table:table-cell table:style-name="ce3" office:value-type="float" office:value="2.12736829392417" calcext:value-type="float">
            <text:p>2,13</text:p>
          </table:table-cell>
          <table:table-cell table:formula="of:=MIN([.B61:.E61])" office:value-type="float" office:value="1.59132198083423" calcext:value-type="float">
            <text:p>1,59132198083423</text:p>
          </table:table-cell>
          <table:table-cell table:formula="of:=IF([.G61]=[.B61];[.$B$1];IF([.G61]=[.C61];[.$C$1];IF([.G61]=[.D61];[.$D$1];IF([.G61]=[.E61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61]=1;[.H61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6H00M00S" calcext:value-type="time">
            <text:p>16:00:00</text:p>
          </table:table-cell>
          <table:table-cell office:value-type="float" office:value="3.26803283101973" calcext:value-type="float">
            <text:p>3,27</text:p>
          </table:table-cell>
          <table:table-cell office:value-type="float" office:value="2.38950834908276" calcext:value-type="float">
            <text:p>2,39</text:p>
          </table:table-cell>
          <table:table-cell office:value-type="float" office:value="1.85938362029146" calcext:value-type="float">
            <text:p>1,86</text:p>
          </table:table-cell>
          <table:table-cell office:value-type="float" office:value="0.742908449367908" calcext:value-type="float">
            <text:p>0,74</text:p>
          </table:table-cell>
          <table:table-cell table:style-name="ce3" office:value-type="float" office:value="0.530443590729742" calcext:value-type="float">
            <text:p>0,53</text:p>
          </table:table-cell>
          <table:table-cell table:formula="of:=MIN([.B62:.E62])" office:value-type="float" office:value="0.742908449367908" calcext:value-type="float">
            <text:p>0,742908449367908</text:p>
          </table:table-cell>
          <table:table-cell table:formula="of:=IF([.G62]=[.B62];[.$B$1];IF([.G62]=[.C62];[.$C$1];IF([.G62]=[.D62];[.$D$1];IF([.G62]=[.E62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62]=1;[.H62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6H15M00S" calcext:value-type="time">
            <text:p>16:15:00</text:p>
          </table:table-cell>
          <table:table-cell office:value-type="float" office:value="5.95307736895634" calcext:value-type="float">
            <text:p>5,95</text:p>
          </table:table-cell>
          <table:table-cell office:value-type="float" office:value="1.24130762299547" calcext:value-type="float">
            <text:p>1,24</text:p>
          </table:table-cell>
          <table:table-cell office:value-type="float" office:value="0.593092974481403" calcext:value-type="float">
            <text:p>0,59</text:p>
          </table:table-cell>
          <table:table-cell office:value-type="float" office:value="1.29883324877478" calcext:value-type="float">
            <text:p>1,30</text:p>
          </table:table-cell>
          <table:table-cell table:style-name="ce3" office:value-type="float" office:value="0.644153181723678" calcext:value-type="float">
            <text:p>0,64</text:p>
          </table:table-cell>
          <table:table-cell table:formula="of:=MIN([.B63:.E63])" office:value-type="float" office:value="0.593092974481403" calcext:value-type="float">
            <text:p>0,593092974481403</text:p>
          </table:table-cell>
          <table:table-cell table:formula="of:=IF([.G63]=[.B63];[.$B$1];IF([.G63]=[.C63];[.$C$1];IF([.G63]=[.D63];[.$D$1];IF([.G63]=[.E63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63]=1;[.H63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6H30M00S" calcext:value-type="time">
            <text:p>16:30:00</text:p>
          </table:table-cell>
          <table:table-cell office:value-type="float" office:value="0.912870929175277" calcext:value-type="float">
            <text:p>0,91</text:p>
          </table:table-cell>
          <table:table-cell office:value-type="float" office:value="1.33684530251516" calcext:value-type="float">
            <text:p>1,34</text:p>
          </table:table-cell>
          <table:table-cell office:value-type="float" office:value="0.823099626547347" calcext:value-type="float">
            <text:p>0,82</text:p>
          </table:table-cell>
          <table:table-cell office:value-type="float" office:value="2.70634612766204" calcext:value-type="float">
            <text:p>2,71</text:p>
          </table:table-cell>
          <table:table-cell table:style-name="ce3" office:value-type="float" office:value="1.27702497739581" calcext:value-type="float">
            <text:p>1,28</text:p>
          </table:table-cell>
          <table:table-cell table:formula="of:=MIN([.B64:.E64])" office:value-type="float" office:value="0.823099626547347" calcext:value-type="float">
            <text:p>0,823099626547347</text:p>
          </table:table-cell>
          <table:table-cell table:formula="of:=IF([.G64]=[.B64];[.$B$1];IF([.G64]=[.C64];[.$C$1];IF([.G64]=[.D64];[.$D$1];IF([.G64]=[.E64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64]=1;[.H64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6H45M00S" calcext:value-type="time">
            <text:p>16:45:00</text:p>
          </table:table-cell>
          <table:table-cell office:value-type="float" office:value="7.24378033202277" calcext:value-type="float">
            <text:p>7,24</text:p>
          </table:table-cell>
          <table:table-cell office:value-type="float" office:value="1.52793754462808" calcext:value-type="float">
            <text:p>1,53</text:p>
          </table:table-cell>
          <table:table-cell office:value-type="float" office:value="0.648348173033067" calcext:value-type="float">
            <text:p>0,65</text:p>
          </table:table-cell>
          <table:table-cell office:value-type="float" office:value="0.97574812677863" calcext:value-type="float">
            <text:p>0,98</text:p>
          </table:table-cell>
          <table:table-cell table:style-name="ce3" office:value-type="float" office:value="1.01808236704033" calcext:value-type="float">
            <text:p>1,02</text:p>
          </table:table-cell>
          <table:table-cell table:formula="of:=MIN([.B65:.E65])" office:value-type="float" office:value="0.648348173033067" calcext:value-type="float">
            <text:p>0,648348173033067</text:p>
          </table:table-cell>
          <table:table-cell table:formula="of:=IF([.G65]=[.B65];[.$B$1];IF([.G65]=[.C65];[.$C$1];IF([.G65]=[.D65];[.$D$1];IF([.G65]=[.E65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65]=1;[.H65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7H00M00S" calcext:value-type="time">
            <text:p>17:00:00</text:p>
          </table:table-cell>
          <table:table-cell table:style-name="ce4" table:formula="of:=AVERAGE([.D66:.E66])" office:value-type="float" office:value="0.615164419569692" calcext:value-type="float">
            <text:p>0,62</text:p>
          </table:table-cell>
          <table:table-cell office:value-type="float" office:value="1.05442946817721" calcext:value-type="float">
            <text:p>1,05</text:p>
          </table:table-cell>
          <table:table-cell office:value-type="float" office:value="0.61070144475264" calcext:value-type="float">
            <text:p>0,61</text:p>
          </table:table-cell>
          <table:table-cell office:value-type="float" office:value="0.619627394386743" calcext:value-type="float">
            <text:p>0,62</text:p>
          </table:table-cell>
          <table:table-cell table:style-name="ce3" office:value-type="float" office:value="0.655424712285414" calcext:value-type="float">
            <text:p>0,66</text:p>
          </table:table-cell>
          <table:table-cell table:formula="of:=MIN([.B66:.E66])" office:value-type="float" office:value="0.61070144475264" calcext:value-type="float">
            <text:p>0,61070144475264</text:p>
          </table:table-cell>
          <table:table-cell table:formula="of:=IF([.G66]=[.B66];[.$B$1];IF([.G66]=[.C66];[.$C$1];IF([.G66]=[.D66];[.$D$1];IF([.G66]=[.E66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66]=1;[.H66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7H15M00S" calcext:value-type="time">
            <text:p>17:15:00</text:p>
          </table:table-cell>
          <table:table-cell table:style-name="ce4" table:formula="of:=AVERAGE([.D67:.E67])" office:value-type="float" office:value="2.8496691149291" calcext:value-type="float">
            <text:p>2,85</text:p>
          </table:table-cell>
          <table:table-cell office:value-type="float" office:value="4.30685662425936" calcext:value-type="float">
            <text:p>4,31</text:p>
          </table:table-cell>
          <table:table-cell office:value-type="float" office:value="2.83676030874481" calcext:value-type="float">
            <text:p>2,84</text:p>
          </table:table-cell>
          <table:table-cell office:value-type="float" office:value="2.86257792111339" calcext:value-type="float">
            <text:p>2,86</text:p>
          </table:table-cell>
          <table:table-cell table:style-name="ce3" office:value-type="float" office:value="2.94119685530484" calcext:value-type="float">
            <text:p>2,94</text:p>
          </table:table-cell>
          <table:table-cell table:formula="of:=MIN([.B67:.E67])" office:value-type="float" office:value="2.83676030874481" calcext:value-type="float">
            <text:p>2,83676030874481</text:p>
          </table:table-cell>
          <table:table-cell table:formula="of:=IF([.G67]=[.B67];[.$B$1];IF([.G67]=[.C67];[.$C$1];IF([.G67]=[.D67];[.$D$1];IF([.G67]=[.E67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67]=1;[.H67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7H30M00S" calcext:value-type="time">
            <text:p>17:30:00</text:p>
          </table:table-cell>
          <table:table-cell office:value-type="float" office:value="3.79033859525329" calcext:value-type="float">
            <text:p>3,79</text:p>
          </table:table-cell>
          <table:table-cell office:value-type="float" office:value="3.8860089979899" calcext:value-type="float">
            <text:p>3,89</text:p>
          </table:table-cell>
          <table:table-cell office:value-type="float" office:value="4.95165125100914" calcext:value-type="float">
            <text:p>4,95</text:p>
          </table:table-cell>
          <table:table-cell office:value-type="float" office:value="4.26961809527821" calcext:value-type="float">
            <text:p>4,27</text:p>
          </table:table-cell>
          <table:table-cell table:style-name="ce3" office:value-type="float" office:value="4.46980536744857" calcext:value-type="float">
            <text:p>4,47</text:p>
          </table:table-cell>
          <table:table-cell table:formula="of:=MIN([.B68:.E68])" office:value-type="float" office:value="3.79033859525329" calcext:value-type="float">
            <text:p>3,79033859525329</text:p>
          </table:table-cell>
          <table:table-cell table:formula="of:=IF([.G68]=[.B68];[.$B$1];IF([.G68]=[.C68];[.$C$1];IF([.G68]=[.D68];[.$D$1];IF([.G68]=[.E68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68]=1;[.H68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7H45M00S" calcext:value-type="time">
            <text:p>17:45:00</text:p>
          </table:table-cell>
          <table:table-cell office:value-type="float" office:value="1.36920212733816" calcext:value-type="float">
            <text:p>1,37</text:p>
          </table:table-cell>
          <table:table-cell office:value-type="float" office:value="1.24469137220184" calcext:value-type="float">
            <text:p>1,24</text:p>
          </table:table-cell>
          <table:table-cell office:value-type="float" office:value="4.92430714763092" calcext:value-type="float">
            <text:p>4,92</text:p>
          </table:table-cell>
          <table:table-cell office:value-type="float" office:value="1.35920711381606" calcext:value-type="float">
            <text:p>1,36</text:p>
          </table:table-cell>
          <table:table-cell table:style-name="ce3" office:value-type="float" office:value="2.12482135235878" calcext:value-type="float">
            <text:p>2,12</text:p>
          </table:table-cell>
          <table:table-cell table:formula="of:=MIN([.B69:.E69])" office:value-type="float" office:value="1.24469137220184" calcext:value-type="float">
            <text:p>1,24469137220184</text:p>
          </table:table-cell>
          <table:table-cell table:formula="of:=IF([.G69]=[.B69];[.$B$1];IF([.G69]=[.C69];[.$C$1];IF([.G69]=[.D69];[.$D$1];IF([.G69]=[.E69];[.$E$1]))))" office:value-type="string" office:string-value="SARIMAX RMSE F vs B" calcext:value-type="string">
            <text:p>SARIMAX RMSE F vs B</text:p>
          </table:table-cell>
          <table:table-cell office:value-type="float" office:value="1" calcext:value-type="float">
            <text:p>1</text:p>
          </table:table-cell>
          <table:table-cell table:formula="of:=IF([.I69]=1;[.H69];&quot;&quot;)" office:value-type="string" office:string-value="SARIMAX RMSE F vs B" calcext:value-type="string">
            <text:p>SARIMAX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8H00M00S" calcext:value-type="time">
            <text:p>18:00:00</text:p>
          </table:table-cell>
          <table:table-cell office:value-type="float" office:value="0.545943252117262" calcext:value-type="float">
            <text:p>0,55</text:p>
          </table:table-cell>
          <table:table-cell office:value-type="float" office:value="1.45458036940072" calcext:value-type="float">
            <text:p>1,45</text:p>
          </table:table-cell>
          <table:table-cell office:value-type="float" office:value="2.26097644840102" calcext:value-type="float">
            <text:p>2,26</text:p>
          </table:table-cell>
          <table:table-cell office:value-type="float" office:value="0.700546177305932" calcext:value-type="float">
            <text:p>0,70</text:p>
          </table:table-cell>
          <table:table-cell table:style-name="ce3" office:value-type="float" office:value="1.51009157548653" calcext:value-type="float">
            <text:p>1,51</text:p>
          </table:table-cell>
          <table:table-cell table:formula="of:=MIN([.B70:.E70])" office:value-type="float" office:value="0.545943252117262" calcext:value-type="float">
            <text:p>0,545943252117262</text:p>
          </table:table-cell>
          <table:table-cell table:formula="of:=IF([.G70]=[.B70];[.$B$1];IF([.G70]=[.C70];[.$C$1];IF([.G70]=[.D70];[.$D$1];IF([.G70]=[.E70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70]=1;[.H70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8H15M00S" calcext:value-type="time">
            <text:p>18:15:00</text:p>
          </table:table-cell>
          <table:table-cell office:value-type="float" office:value="1.36626010212794" calcext:value-type="float">
            <text:p>1,37</text:p>
          </table:table-cell>
          <table:table-cell office:value-type="float" office:value="2.49207857071921" calcext:value-type="float">
            <text:p>2,49</text:p>
          </table:table-cell>
          <table:table-cell office:value-type="float" office:value="1.28182478969242" calcext:value-type="float">
            <text:p>1,28</text:p>
          </table:table-cell>
          <table:table-cell office:value-type="float" office:value="1.28617706806528" calcext:value-type="float">
            <text:p>1,29</text:p>
          </table:table-cell>
          <table:table-cell table:style-name="ce3" office:value-type="float" office:value="1.52898230044384" calcext:value-type="float">
            <text:p>1,53</text:p>
          </table:table-cell>
          <table:table-cell table:formula="of:=MIN([.B71:.E71])" office:value-type="float" office:value="1.28182478969242" calcext:value-type="float">
            <text:p>1,28182478969242</text:p>
          </table:table-cell>
          <table:table-cell table:formula="of:=IF([.G71]=[.B71];[.$B$1];IF([.G71]=[.C71];[.$C$1];IF([.G71]=[.D71];[.$D$1];IF([.G71]=[.E71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71]=1;[.H71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8H30M00S" calcext:value-type="time">
            <text:p>18:30:00</text:p>
          </table:table-cell>
          <table:table-cell office:value-type="float" office:value="4.85655901273231" calcext:value-type="float">
            <text:p>4,86</text:p>
          </table:table-cell>
          <table:table-cell office:value-type="float" office:value="6.90035785689533" calcext:value-type="float">
            <text:p>6,90</text:p>
          </table:table-cell>
          <table:table-cell office:value-type="float" office:value="1.95566214811867" calcext:value-type="float">
            <text:p>1,96</text:p>
          </table:table-cell>
          <table:table-cell office:value-type="float" office:value="4.35140753204993" calcext:value-type="float">
            <text:p>4,35</text:p>
          </table:table-cell>
          <table:table-cell table:style-name="ce3" office:value-type="float" office:value="3.20430073572619" calcext:value-type="float">
            <text:p>3,20</text:p>
          </table:table-cell>
          <table:table-cell table:formula="of:=MIN([.B72:.E72])" office:value-type="float" office:value="1.95566214811867" calcext:value-type="float">
            <text:p>1,95566214811867</text:p>
          </table:table-cell>
          <table:table-cell table:formula="of:=IF([.G72]=[.B72];[.$B$1];IF([.G72]=[.C72];[.$C$1];IF([.G72]=[.D72];[.$D$1];IF([.G72]=[.E72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72]=1;[.H72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8H45M00S" calcext:value-type="time">
            <text:p>18:45:00</text:p>
          </table:table-cell>
          <table:table-cell office:value-type="float" office:value="2.79147193508316" calcext:value-type="float">
            <text:p>2,79</text:p>
          </table:table-cell>
          <table:table-cell office:value-type="float" office:value="2.36453444158222" calcext:value-type="float">
            <text:p>2,36</text:p>
          </table:table-cell>
          <table:table-cell office:value-type="float" office:value="2.53617134924392" calcext:value-type="float">
            <text:p>2,54</text:p>
          </table:table-cell>
          <table:table-cell office:value-type="float" office:value="2.78643436952433" calcext:value-type="float">
            <text:p>2,79</text:p>
          </table:table-cell>
          <table:table-cell table:style-name="ce3" office:value-type="float" office:value="2.39491226390868" calcext:value-type="float">
            <text:p>2,39</text:p>
          </table:table-cell>
          <table:table-cell table:formula="of:=MIN([.B73:.E73])" office:value-type="float" office:value="2.36453444158222" calcext:value-type="float">
            <text:p>2,36453444158222</text:p>
          </table:table-cell>
          <table:table-cell table:formula="of:=IF([.G73]=[.B73];[.$B$1];IF([.G73]=[.C73];[.$C$1];IF([.G73]=[.D73];[.$D$1];IF([.G73]=[.E73];[.$E$1]))))" office:value-type="string" office:string-value="SARIMAX RMSE F vs B" calcext:value-type="string">
            <text:p>SARIMAX RMSE F vs B</text:p>
          </table:table-cell>
          <table:table-cell office:value-type="float" office:value="1" calcext:value-type="float">
            <text:p>1</text:p>
          </table:table-cell>
          <table:table-cell table:formula="of:=IF([.I73]=1;[.H73];&quot;&quot;)" office:value-type="string" office:string-value="SARIMAX RMSE F vs B" calcext:value-type="string">
            <text:p>SARIMAX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9H00M00S" calcext:value-type="time">
            <text:p>19:00:00</text:p>
          </table:table-cell>
          <table:table-cell office:value-type="float" office:value="2.8994548673773" calcext:value-type="float">
            <text:p>2,90</text:p>
          </table:table-cell>
          <table:table-cell office:value-type="float" office:value="2.49830044949415" calcext:value-type="float">
            <text:p>2,50</text:p>
          </table:table-cell>
          <table:table-cell office:value-type="float" office:value="2.45188909344707" calcext:value-type="float">
            <text:p>2,45</text:p>
          </table:table-cell>
          <table:table-cell office:value-type="float" office:value="2.30352787274267" calcext:value-type="float">
            <text:p>2,30</text:p>
          </table:table-cell>
          <table:table-cell table:style-name="ce3" office:value-type="float" office:value="1.9282075858935" calcext:value-type="float">
            <text:p>1,93</text:p>
          </table:table-cell>
          <table:table-cell table:formula="of:=MIN([.B74:.E74])" office:value-type="float" office:value="2.30352787274267" calcext:value-type="float">
            <text:p>2,30352787274267</text:p>
          </table:table-cell>
          <table:table-cell table:formula="of:=IF([.G74]=[.B74];[.$B$1];IF([.G74]=[.C74];[.$C$1];IF([.G74]=[.D74];[.$D$1];IF([.G74]=[.E74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74]=1;[.H74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9H15M00S" calcext:value-type="time">
            <text:p>19:15:00</text:p>
          </table:table-cell>
          <table:table-cell office:value-type="float" office:value="1.53464305090419" calcext:value-type="float">
            <text:p>1,53</text:p>
          </table:table-cell>
          <table:table-cell office:value-type="float" office:value="3.64523861724437" calcext:value-type="float">
            <text:p>3,65</text:p>
          </table:table-cell>
          <table:table-cell office:value-type="float" office:value="1.13653114201708" calcext:value-type="float">
            <text:p>1,14</text:p>
          </table:table-cell>
          <table:table-cell office:value-type="float" office:value="0.927699570109777" calcext:value-type="float">
            <text:p>0,93</text:p>
          </table:table-cell>
          <table:table-cell table:style-name="ce3" office:value-type="float" office:value="0.952511750937246" calcext:value-type="float">
            <text:p>0,95</text:p>
          </table:table-cell>
          <table:table-cell table:formula="of:=MIN([.B75:.E75])" office:value-type="float" office:value="0.927699570109777" calcext:value-type="float">
            <text:p>0,927699570109777</text:p>
          </table:table-cell>
          <table:table-cell table:formula="of:=IF([.G75]=[.B75];[.$B$1];IF([.G75]=[.C75];[.$C$1];IF([.G75]=[.D75];[.$D$1];IF([.G75]=[.E75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75]=1;[.H75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9H30M00S" calcext:value-type="time">
            <text:p>19:30:00</text:p>
          </table:table-cell>
          <table:table-cell office:value-type="float" office:value="0.752374317773417" calcext:value-type="float">
            <text:p>0,75</text:p>
          </table:table-cell>
          <table:table-cell office:value-type="float" office:value="1.16514010500218" calcext:value-type="float">
            <text:p>1,17</text:p>
          </table:table-cell>
          <table:table-cell office:value-type="float" office:value="1.16311610682884" calcext:value-type="float">
            <text:p>1,16</text:p>
          </table:table-cell>
          <table:table-cell office:value-type="float" office:value="1.33300095821116" calcext:value-type="float">
            <text:p>1,33</text:p>
          </table:table-cell>
          <table:table-cell table:style-name="ce3" office:value-type="float" office:value="1.25252092688077" calcext:value-type="float">
            <text:p>1,25</text:p>
          </table:table-cell>
          <table:table-cell table:formula="of:=MIN([.B76:.E76])" office:value-type="float" office:value="0.752374317773417" calcext:value-type="float">
            <text:p>0,752374317773417</text:p>
          </table:table-cell>
          <table:table-cell table:formula="of:=IF([.G76]=[.B76];[.$B$1];IF([.G76]=[.C76];[.$C$1];IF([.G76]=[.D76];[.$D$1];IF([.G76]=[.E76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76]=1;[.H76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19H45M00S" calcext:value-type="time">
            <text:p>19:45:00</text:p>
          </table:table-cell>
          <table:table-cell office:value-type="float" office:value="0.87550170586451" calcext:value-type="float">
            <text:p>0,88</text:p>
          </table:table-cell>
          <table:table-cell office:value-type="float" office:value="0.711654559744162" calcext:value-type="float">
            <text:p>0,71</text:p>
          </table:table-cell>
          <table:table-cell office:value-type="float" office:value="0.82742297296955" calcext:value-type="float">
            <text:p>0,83</text:p>
          </table:table-cell>
          <table:table-cell office:value-type="float" office:value="0.440324526405882" calcext:value-type="float">
            <text:p>0,44</text:p>
          </table:table-cell>
          <table:table-cell table:style-name="ce3" office:value-type="float" office:value="0.470414438960601" calcext:value-type="float">
            <text:p>0,47</text:p>
          </table:table-cell>
          <table:table-cell table:formula="of:=MIN([.B77:.E77])" office:value-type="float" office:value="0.440324526405882" calcext:value-type="float">
            <text:p>0,440324526405882</text:p>
          </table:table-cell>
          <table:table-cell table:formula="of:=IF([.G77]=[.B77];[.$B$1];IF([.G77]=[.C77];[.$C$1];IF([.G77]=[.D77];[.$D$1];IF([.G77]=[.E77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77]=1;[.H77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0H00M00S" calcext:value-type="time">
            <text:p>20:00:00</text:p>
          </table:table-cell>
          <table:table-cell office:value-type="float" office:value="1.71928421051309" calcext:value-type="float">
            <text:p>1,72</text:p>
          </table:table-cell>
          <table:table-cell office:value-type="float" office:value="2.21366673845667" calcext:value-type="float">
            <text:p>2,21</text:p>
          </table:table-cell>
          <table:table-cell office:value-type="float" office:value="1.24610577486486" calcext:value-type="float">
            <text:p>1,25</text:p>
          </table:table-cell>
          <table:table-cell office:value-type="float" office:value="1.24508453595797" calcext:value-type="float">
            <text:p>1,25</text:p>
          </table:table-cell>
          <table:table-cell table:style-name="ce3" office:value-type="float" office:value="1.08299230248224" calcext:value-type="float">
            <text:p>1,08</text:p>
          </table:table-cell>
          <table:table-cell table:formula="of:=MIN([.B78:.E78])" office:value-type="float" office:value="1.24508453595797" calcext:value-type="float">
            <text:p>1,24508453595797</text:p>
          </table:table-cell>
          <table:table-cell table:formula="of:=IF([.G78]=[.B78];[.$B$1];IF([.G78]=[.C78];[.$C$1];IF([.G78]=[.D78];[.$D$1];IF([.G78]=[.E78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78]=1;[.H78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0H15M00S" calcext:value-type="time">
            <text:p>20:15:00</text:p>
          </table:table-cell>
          <table:table-cell office:value-type="float" office:value="1.25166555703458" calcext:value-type="float">
            <text:p>1,25</text:p>
          </table:table-cell>
          <table:table-cell office:value-type="float" office:value="1.45583173693713" calcext:value-type="float">
            <text:p>1,46</text:p>
          </table:table-cell>
          <table:table-cell office:value-type="float" office:value="1.82948769486944" calcext:value-type="float">
            <text:p>1,83</text:p>
          </table:table-cell>
          <table:table-cell office:value-type="float" office:value="1.77025945711651" calcext:value-type="float">
            <text:p>1,77</text:p>
          </table:table-cell>
          <table:table-cell table:style-name="ce3" office:value-type="float" office:value="1.38853261146055" calcext:value-type="float">
            <text:p>1,39</text:p>
          </table:table-cell>
          <table:table-cell table:formula="of:=MIN([.B79:.E79])" office:value-type="float" office:value="1.25166555703458" calcext:value-type="float">
            <text:p>1,25166555703458</text:p>
          </table:table-cell>
          <table:table-cell table:formula="of:=IF([.G79]=[.B79];[.$B$1];IF([.G79]=[.C79];[.$C$1];IF([.G79]=[.D79];[.$D$1];IF([.G79]=[.E79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79]=1;[.H79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0H30M00S" calcext:value-type="time">
            <text:p>20:30:00</text:p>
          </table:table-cell>
          <table:table-cell office:value-type="float" office:value="1.04972707584517" calcext:value-type="float">
            <text:p>1,05</text:p>
          </table:table-cell>
          <table:table-cell office:value-type="float" office:value="1.09147625624334" calcext:value-type="float">
            <text:p>1,09</text:p>
          </table:table-cell>
          <table:table-cell office:value-type="float" office:value="1.67758045260215" calcext:value-type="float">
            <text:p>1,68</text:p>
          </table:table-cell>
          <table:table-cell office:value-type="float" office:value="1.59915955136424" calcext:value-type="float">
            <text:p>1,60</text:p>
          </table:table-cell>
          <table:table-cell table:style-name="ce3" office:value-type="float" office:value="1.42915991041678" calcext:value-type="float">
            <text:p>1,43</text:p>
          </table:table-cell>
          <table:table-cell table:formula="of:=MIN([.B80:.E80])" office:value-type="float" office:value="1.04972707584517" calcext:value-type="float">
            <text:p>1,04972707584517</text:p>
          </table:table-cell>
          <table:table-cell table:formula="of:=IF([.G80]=[.B80];[.$B$1];IF([.G80]=[.C80];[.$C$1];IF([.G80]=[.D80];[.$D$1];IF([.G80]=[.E80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80]=1;[.H80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0H45M00S" calcext:value-type="time">
            <text:p>20:45:00</text:p>
          </table:table-cell>
          <table:table-cell office:value-type="float" office:value="1.90709345994967" calcext:value-type="float">
            <text:p>1,91</text:p>
          </table:table-cell>
          <table:table-cell office:value-type="float" office:value="2.50900363583468" calcext:value-type="float">
            <text:p>2,51</text:p>
          </table:table-cell>
          <table:table-cell office:value-type="float" office:value="1.79065875698281" calcext:value-type="float">
            <text:p>1,79</text:p>
          </table:table-cell>
          <table:table-cell office:value-type="float" office:value="1.98057784688608" calcext:value-type="float">
            <text:p>1,98</text:p>
          </table:table-cell>
          <table:table-cell table:style-name="ce3" office:value-type="float" office:value="1.66134140344142" calcext:value-type="float">
            <text:p>1,66</text:p>
          </table:table-cell>
          <table:table-cell table:formula="of:=MIN([.B81:.E81])" office:value-type="float" office:value="1.79065875698281" calcext:value-type="float">
            <text:p>1,79065875698281</text:p>
          </table:table-cell>
          <table:table-cell table:formula="of:=IF([.G81]=[.B81];[.$B$1];IF([.G81]=[.C81];[.$C$1];IF([.G81]=[.D81];[.$D$1];IF([.G81]=[.E81];[.$E$1]))))" office:value-type="string" office:string-value="XGBoost RMSE F vs B" calcext:value-type="string">
            <text:p>XGBoost RMSE F vs B</text:p>
          </table:table-cell>
          <table:table-cell office:value-type="float" office:value="1" calcext:value-type="float">
            <text:p>1</text:p>
          </table:table-cell>
          <table:table-cell table:formula="of:=IF([.I81]=1;[.H81];&quot;&quot;)" office:value-type="string" office:string-value="XGBoost RMSE F vs B" calcext:value-type="string">
            <text:p>XGBoost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1H00M00S" calcext:value-type="time">
            <text:p>21:00:00</text:p>
          </table:table-cell>
          <table:table-cell office:value-type="float" office:value="0.577324775442277" calcext:value-type="float">
            <text:p>0,58</text:p>
          </table:table-cell>
          <table:table-cell office:value-type="float" office:value="0.854136591198188" calcext:value-type="float">
            <text:p>0,85</text:p>
          </table:table-cell>
          <table:table-cell office:value-type="float" office:value="1.52964301062097" calcext:value-type="float">
            <text:p>1,53</text:p>
          </table:table-cell>
          <table:table-cell office:value-type="float" office:value="0.628136807806803" calcext:value-type="float">
            <text:p>0,63</text:p>
          </table:table-cell>
          <table:table-cell table:style-name="ce3" office:value-type="float" office:value="0.651399682751186" calcext:value-type="float">
            <text:p>0,65</text:p>
          </table:table-cell>
          <table:table-cell table:formula="of:=MIN([.B82:.E82])" office:value-type="float" office:value="0.577324775442277" calcext:value-type="float">
            <text:p>0,577324775442277</text:p>
          </table:table-cell>
          <table:table-cell table:formula="of:=IF([.G82]=[.B82];[.$B$1];IF([.G82]=[.C82];[.$C$1];IF([.G82]=[.D82];[.$D$1];IF([.G82]=[.E82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82]=1;[.H82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1H15M00S" calcext:value-type="time">
            <text:p>21:15:00</text:p>
          </table:table-cell>
          <table:table-cell office:value-type="float" office:value="0.930949336251263" calcext:value-type="float">
            <text:p>0,93</text:p>
          </table:table-cell>
          <table:table-cell office:value-type="float" office:value="53.03199910985" calcext:value-type="float">
            <text:p>53,03</text:p>
          </table:table-cell>
          <table:table-cell office:value-type="float" office:value="1.51280011351771" calcext:value-type="float">
            <text:p>1,51</text:p>
          </table:table-cell>
          <table:table-cell office:value-type="float" office:value="0.987979731484666" calcext:value-type="float">
            <text:p>0,99</text:p>
          </table:table-cell>
          <table:table-cell table:style-name="ce3" office:value-type="float" office:value="1.13844636289738" calcext:value-type="float">
            <text:p>1,14</text:p>
          </table:table-cell>
          <table:table-cell table:formula="of:=MIN([.B83:.E83])" office:value-type="float" office:value="0.930949336251263" calcext:value-type="float">
            <text:p>0,930949336251263</text:p>
          </table:table-cell>
          <table:table-cell table:formula="of:=IF([.G83]=[.B83];[.$B$1];IF([.G83]=[.C83];[.$C$1];IF([.G83]=[.D83];[.$D$1];IF([.G83]=[.E83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83]=1;[.H83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1H30M00S" calcext:value-type="time">
            <text:p>21:30:00</text:p>
          </table:table-cell>
          <table:table-cell office:value-type="float" office:value="0.810379187033596" calcext:value-type="float">
            <text:p>0,81</text:p>
          </table:table-cell>
          <table:table-cell office:value-type="float" office:value="1.89082404847437" calcext:value-type="float">
            <text:p>1,89</text:p>
          </table:table-cell>
          <table:table-cell office:value-type="float" office:value="1.29679500089216" calcext:value-type="float">
            <text:p>1,30</text:p>
          </table:table-cell>
          <table:table-cell office:value-type="float" office:value="0.74746346064586" calcext:value-type="float">
            <text:p>0,75</text:p>
          </table:table-cell>
          <table:table-cell table:style-name="ce3" office:value-type="float" office:value="1.02850807446635" calcext:value-type="float">
            <text:p>1,03</text:p>
          </table:table-cell>
          <table:table-cell table:formula="of:=MIN([.B84:.E84])" office:value-type="float" office:value="0.74746346064586" calcext:value-type="float">
            <text:p>0,74746346064586</text:p>
          </table:table-cell>
          <table:table-cell table:formula="of:=IF([.G84]=[.B84];[.$B$1];IF([.G84]=[.C84];[.$C$1];IF([.G84]=[.D84];[.$D$1];IF([.G84]=[.E84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84]=1;[.H84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1H45M00S" calcext:value-type="time">
            <text:p>21:45:00</text:p>
          </table:table-cell>
          <table:table-cell office:value-type="float" office:value="0.604425061797355" calcext:value-type="float">
            <text:p>0,60</text:p>
          </table:table-cell>
          <table:table-cell office:value-type="float" office:value="1.31387011079123" calcext:value-type="float">
            <text:p>1,31</text:p>
          </table:table-cell>
          <table:table-cell office:value-type="float" office:value="1.3615137191074" calcext:value-type="float">
            <text:p>1,36</text:p>
          </table:table-cell>
          <table:table-cell office:value-type="float" office:value="0.54698260434639" calcext:value-type="float">
            <text:p>0,55</text:p>
          </table:table-cell>
          <table:table-cell table:style-name="ce3" office:value-type="float" office:value="0.493801877040539" calcext:value-type="float">
            <text:p>0,49</text:p>
          </table:table-cell>
          <table:table-cell table:formula="of:=MIN([.B85:.E85])" office:value-type="float" office:value="0.54698260434639" calcext:value-type="float">
            <text:p>0,54698260434639</text:p>
          </table:table-cell>
          <table:table-cell table:formula="of:=IF([.G85]=[.B85];[.$B$1];IF([.G85]=[.C85];[.$C$1];IF([.G85]=[.D85];[.$D$1];IF([.G85]=[.E85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85]=1;[.H85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2H00M00S" calcext:value-type="time">
            <text:p>22:00:00</text:p>
          </table:table-cell>
          <table:table-cell office:value-type="float" office:value="0.86551721077767" calcext:value-type="float">
            <text:p>0,87</text:p>
          </table:table-cell>
          <table:table-cell office:value-type="float" office:value="0.955795339302317" calcext:value-type="float">
            <text:p>0,96</text:p>
          </table:table-cell>
          <table:table-cell office:value-type="float" office:value="0.875165076469789" calcext:value-type="float">
            <text:p>0,88</text:p>
          </table:table-cell>
          <table:table-cell office:value-type="float" office:value="0.734200862523745" calcext:value-type="float">
            <text:p>0,73</text:p>
          </table:table-cell>
          <table:table-cell table:style-name="ce3" office:value-type="float" office:value="0.519283022334348" calcext:value-type="float">
            <text:p>0,52</text:p>
          </table:table-cell>
          <table:table-cell table:formula="of:=MIN([.B86:.E86])" office:value-type="float" office:value="0.734200862523745" calcext:value-type="float">
            <text:p>0,734200862523745</text:p>
          </table:table-cell>
          <table:table-cell table:formula="of:=IF([.G86]=[.B86];[.$B$1];IF([.G86]=[.C86];[.$C$1];IF([.G86]=[.D86];[.$D$1];IF([.G86]=[.E86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86]=1;[.H86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2H15M00S" calcext:value-type="time">
            <text:p>22:15:00</text:p>
          </table:table-cell>
          <table:table-cell office:value-type="float" office:value="1.32051232281393" calcext:value-type="float">
            <text:p>1,32</text:p>
          </table:table-cell>
          <table:table-cell office:value-type="float" office:value="0.488138947688011" calcext:value-type="float">
            <text:p>0,49</text:p>
          </table:table-cell>
          <table:table-cell office:value-type="float" office:value="0.584953658462706" calcext:value-type="float">
            <text:p>0,58</text:p>
          </table:table-cell>
          <table:table-cell office:value-type="float" office:value="0.371884674045979" calcext:value-type="float">
            <text:p>0,37</text:p>
          </table:table-cell>
          <table:table-cell table:style-name="ce3" office:value-type="float" office:value="0.812122020015924" calcext:value-type="float">
            <text:p>0,81</text:p>
          </table:table-cell>
          <table:table-cell table:formula="of:=MIN([.B87:.E87])" office:value-type="float" office:value="0.371884674045979" calcext:value-type="float">
            <text:p>0,371884674045979</text:p>
          </table:table-cell>
          <table:table-cell table:formula="of:=IF([.G87]=[.B87];[.$B$1];IF([.G87]=[.C87];[.$C$1];IF([.G87]=[.D87];[.$D$1];IF([.G87]=[.E87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87]=1;[.H87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2H30M00S" calcext:value-type="time">
            <text:p>22:30:00</text:p>
          </table:table-cell>
          <table:table-cell office:value-type="float" office:value="0.41686457387414" calcext:value-type="float">
            <text:p>0,42</text:p>
          </table:table-cell>
          <table:table-cell office:value-type="float" office:value="0.307850845713024" calcext:value-type="float">
            <text:p>0,31</text:p>
          </table:table-cell>
          <table:table-cell office:value-type="float" office:value="0.80511274486249" calcext:value-type="float">
            <text:p>0,81</text:p>
          </table:table-cell>
          <table:table-cell office:value-type="float" office:value="0.124382264497016" calcext:value-type="float">
            <text:p>0,12</text:p>
          </table:table-cell>
          <table:table-cell table:style-name="ce3" office:value-type="float" office:value="0.370438059894408" calcext:value-type="float">
            <text:p>0,37</text:p>
          </table:table-cell>
          <table:table-cell table:formula="of:=MIN([.B88:.E88])" office:value-type="float" office:value="0.124382264497016" calcext:value-type="float">
            <text:p>0,124382264497016</text:p>
          </table:table-cell>
          <table:table-cell table:formula="of:=IF([.G88]=[.B88];[.$B$1];IF([.G88]=[.C88];[.$C$1];IF([.G88]=[.D88];[.$D$1];IF([.G88]=[.E88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88]=1;[.H88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2H45M00S" calcext:value-type="time">
            <text:p>22:45:00</text:p>
          </table:table-cell>
          <table:table-cell office:value-type="float" office:value="0.252081287274911" calcext:value-type="float">
            <text:p>0,25</text:p>
          </table:table-cell>
          <table:table-cell office:value-type="float" office:value="0.668208923967444" calcext:value-type="float">
            <text:p>0,67</text:p>
          </table:table-cell>
          <table:table-cell office:value-type="float" office:value="0.520948299202166" calcext:value-type="float">
            <text:p>0,52</text:p>
          </table:table-cell>
          <table:table-cell office:value-type="float" office:value="0.270363115168009" calcext:value-type="float">
            <text:p>0,27</text:p>
          </table:table-cell>
          <table:table-cell table:style-name="ce3" office:value-type="float" office:value="0.510102217213267" calcext:value-type="float">
            <text:p>0,51</text:p>
          </table:table-cell>
          <table:table-cell table:formula="of:=MIN([.B89:.E89])" office:value-type="float" office:value="0.252081287274911" calcext:value-type="float">
            <text:p>0,252081287274911</text:p>
          </table:table-cell>
          <table:table-cell table:formula="of:=IF([.G89]=[.B89];[.$B$1];IF([.G89]=[.C89];[.$C$1];IF([.G89]=[.D89];[.$D$1];IF([.G89]=[.E89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89]=1;[.H89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3H00M00S" calcext:value-type="time">
            <text:p>23:00:00</text:p>
          </table:table-cell>
          <table:table-cell table:style-name="ce4" table:formula="of:=AVERAGE([.D90:.E90])" office:value-type="float" office:value="0.457945327971227" calcext:value-type="float">
            <text:p>0,46</text:p>
          </table:table-cell>
          <table:table-cell office:value-type="float" office:value="0.742776425503622" calcext:value-type="float">
            <text:p>0,74</text:p>
          </table:table-cell>
          <table:table-cell office:value-type="float" office:value="0.709136184648363" calcext:value-type="float">
            <text:p>0,71</text:p>
          </table:table-cell>
          <table:table-cell office:value-type="float" office:value="0.206754471294091" calcext:value-type="float">
            <text:p>0,21</text:p>
          </table:table-cell>
          <table:table-cell table:style-name="ce3" office:value-type="float" office:value="0.484117380741657" calcext:value-type="float">
            <text:p>0,48</text:p>
          </table:table-cell>
          <table:table-cell table:formula="of:=MIN([.B90:.E90])" office:value-type="float" office:value="0.206754471294091" calcext:value-type="float">
            <text:p>0,206754471294091</text:p>
          </table:table-cell>
          <table:table-cell table:formula="of:=IF([.G90]=[.B90];[.$B$1];IF([.G90]=[.C90];[.$C$1];IF([.G90]=[.D90];[.$D$1];IF([.G90]=[.E90];[.$E$1]))))" office:value-type="string" office:string-value="LSTM multistep F vs B" calcext:value-type="string">
            <text:p>LSTM multistep F vs B</text:p>
          </table:table-cell>
          <table:table-cell office:value-type="float" office:value="1" calcext:value-type="float">
            <text:p>1</text:p>
          </table:table-cell>
          <table:table-cell table:formula="of:=IF([.I90]=1;[.H90];&quot;&quot;)" office:value-type="string" office:string-value="LSTM multistep F vs B" calcext:value-type="string">
            <text:p>LSTM multistep F vs B</text:p>
          </table:table-cell>
          <table:table-cell table:number-columns-repeated="6"/>
        </table:table-row>
        <table:table-row table:style-name="ro2">
          <table:table-cell table:style-name="ce2" office:value-type="time" office:time-value="PT23H15M00S" calcext:value-type="time">
            <text:p>23:15:00</text:p>
          </table:table-cell>
          <table:table-cell office:value-type="float" office:value="0.00847011447990541" calcext:value-type="float">
            <text:p>0,01</text:p>
          </table:table-cell>
          <table:table-cell office:value-type="float" office:value="0.332519896212372" calcext:value-type="float">
            <text:p>0,33</text:p>
          </table:table-cell>
          <table:table-cell office:value-type="float" office:value="0.157136917114258" calcext:value-type="float">
            <text:p>0,16</text:p>
          </table:table-cell>
          <table:table-cell office:value-type="float" office:value="0.119481786321734" calcext:value-type="float">
            <text:p>0,12</text:p>
          </table:table-cell>
          <table:table-cell table:style-name="ce3" office:value-type="float" office:value="0.372786914076955" calcext:value-type="float">
            <text:p>0,37</text:p>
          </table:table-cell>
          <table:table-cell table:formula="of:=MIN([.B91:.E91])" office:value-type="float" office:value="0.00847011447990541" calcext:value-type="float">
            <text:p>0,008470114479905</text:p>
          </table:table-cell>
          <table:table-cell table:formula="of:=IF([.G91]=[.B91];[.$B$1];IF([.G91]=[.C91];[.$C$1];IF([.G91]=[.D91];[.$D$1];IF([.G91]=[.E91];[.$E$1]))))" office:value-type="string" office:string-value="ETS RMSE F vs B" calcext:value-type="string">
            <text:p>ETS RMSE F vs B</text:p>
          </table:table-cell>
          <table:table-cell office:value-type="float" office:value="1" calcext:value-type="float">
            <text:p>1</text:p>
          </table:table-cell>
          <table:table-cell table:formula="of:=IF([.I91]=1;[.H91];&quot;&quot;)" office:value-type="string" office:string-value="ETS RMSE F vs B" calcext:value-type="string">
            <text:p>ETS RMSE F vs B</text:p>
          </table:table-cell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ce6"/>
          <table:table-cell table:number-columns-repeated="10"/>
        </table:table-row>
        <table:table-row table:style-name="ro2" table:number-rows-repeated="104848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2-04T17:49:18.736648910</dc:date>
    <meta:editing-duration>PT2H12S</meta:editing-duration>
    <meta:editing-cycles>35</meta:editing-cycles>
    <meta:document-statistic meta:table-count="1" meta:cell-count="922" meta:object-count="0"/>
  </office:meta>
</office:document-meta>
</file>